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ne" style:master-page-name="MP0" style:family="paragraph">
      <style:paragraph-properties fo:break-before="page" style:page-number="1"/>
    </style:style>
    <style:style style:name="P4" style:parent-style-name="Puesto" style:family="paragraph">
      <style:paragraph-properties fo:margin-top="0in" fo:margin-bottom="0.2777in"/>
      <style:text-properties fo:font-size="20pt" style:font-size-asian="20pt"/>
    </style:style>
    <style:style style:name="P5" style:parent-style-name="ByLine" style:family="paragraph">
      <style:paragraph-properties fo:margin-top="0in" fo:margin-bottom="0in"/>
    </style:style>
    <style:style style:name="P6" style:parent-style-name="ByLine" style:list-style-name="LFO3" style:family="paragraph">
      <style:paragraph-properties fo:margin-top="0.0833in" fo:margin-bottom="0.0833in"/>
    </style:style>
    <style:style style:name="P7" style:parent-style-name="ByLine" style:list-style-name="LFO3" style:family="paragraph">
      <style:paragraph-properties fo:margin-top="0.0694in" fo:margin-bottom="0in"/>
    </style:style>
    <style:style style:name="P8" style:parent-style-name="TOCEntry" style:master-page-name="MP1" style:family="paragraph">
      <style:paragraph-properties fo:break-before="page"/>
    </style:style>
    <style:style style:name="T12" style:parent-style-name="Fuentedepárrafopredeter." style:family="text">
      <style:text-properties style:font-name="Calibri" style:font-name-asian="Times New Roman" style:font-name-complex="Times New Roman" fo:font-weight="normal" style:font-weight-asian="normal" fo:font-size="11pt" style:font-size-asian="11pt" style:font-size-complex="11pt"/>
    </style:style>
    <style:style style:name="P13" style:parent-style-name="TDC2" style:family="paragraph">
      <style:paragraph-properties>
        <style:tab-stops>
          <style:tab-stop style:type="left" style:position="0.4236in"/>
          <style:tab-stop style:type="right" style:leader-style="dotted" style:leader-text="." style:position="6.3125in"/>
        </style:tab-stops>
      </style:paragraph-properties>
    </style:style>
    <style:style style:name="T14" style:parent-style-name="Fuentedepárrafopredeter." style:family="text">
      <style:text-properties style:font-name="Calibri" style:font-name-asian="Times New Roman" style:font-name-complex="Times New Roman" style:font-size-complex="11pt"/>
    </style:style>
    <style:style style:name="P15" style:parent-style-name="TDC2" style:family="paragraph">
      <style:paragraph-properties>
        <style:tab-stops>
          <style:tab-stop style:type="left" style:position="0.4236in"/>
          <style:tab-stop style:type="right" style:leader-style="dotted" style:leader-text="." style:position="6.3125in"/>
        </style:tab-stops>
      </style:paragraph-properties>
    </style:style>
    <style:style style:name="T16" style:parent-style-name="Fuentedepárrafopredeter." style:family="text">
      <style:text-properties style:font-name="Calibri" style:font-name-asian="Times New Roman" style:font-name-complex="Times New Roman" style:font-size-complex="11pt"/>
    </style:style>
    <style:style style:name="P17" style:parent-style-name="TDC2" style:family="paragraph">
      <style:paragraph-properties>
        <style:tab-stops>
          <style:tab-stop style:type="left" style:position="0.4236in"/>
          <style:tab-stop style:type="right" style:leader-style="dotted" style:leader-text="." style:position="6.3125in"/>
        </style:tab-stops>
      </style:paragraph-properties>
    </style:style>
    <style:style style:name="T18" style:parent-style-name="Fuentedepárrafopredeter." style:family="text">
      <style:text-properties style:font-name="Calibri" style:font-name-asian="Times New Roman" style:font-name-complex="Times New Roman" style:font-size-complex="11pt"/>
    </style:style>
    <style:style style:name="T19" style:parent-style-name="Fuentedepárrafopredeter." style:family="text">
      <style:text-properties style:font-name="Calibri" style:font-name-asian="Times New Roman" style:font-name-complex="Times New Roman" fo:font-weight="normal" style:font-weight-asian="normal" fo:font-size="11pt" style:font-size-asian="11pt" style:font-size-complex="11pt"/>
    </style:style>
    <style:style style:name="P20" style:parent-style-name="TDC2" style:family="paragraph">
      <style:paragraph-properties>
        <style:tab-stops>
          <style:tab-stop style:type="left" style:position="0.4236in"/>
          <style:tab-stop style:type="right" style:leader-style="dotted" style:leader-text="." style:position="6.3125in"/>
        </style:tab-stops>
      </style:paragraph-properties>
    </style:style>
    <style:style style:name="T21" style:parent-style-name="Fuentedepárrafopredeter." style:family="text">
      <style:text-properties style:font-name="Calibri" style:font-name-asian="Times New Roman" style:font-name-complex="Times New Roman" style:font-size-complex="11pt"/>
    </style:style>
    <style:style style:name="P22" style:parent-style-name="TDC2" style:family="paragraph">
      <style:paragraph-properties>
        <style:tab-stops>
          <style:tab-stop style:type="left" style:position="0.4236in"/>
          <style:tab-stop style:type="right" style:leader-style="dotted" style:leader-text="." style:position="6.3125in"/>
        </style:tab-stops>
      </style:paragraph-properties>
    </style:style>
    <style:style style:name="T23" style:parent-style-name="Fuentedepárrafopredeter." style:family="text">
      <style:text-properties style:font-name="Calibri" style:font-name-asian="Times New Roman" style:font-name-complex="Times New Roman" style:font-size-complex="11pt"/>
    </style:style>
    <style:style style:name="P24" style:parent-style-name="TDC2" style:family="paragraph">
      <style:paragraph-properties>
        <style:tab-stops>
          <style:tab-stop style:type="left" style:position="0.4236in"/>
          <style:tab-stop style:type="right" style:leader-style="dotted" style:leader-text="." style:position="6.3125in"/>
        </style:tab-stops>
      </style:paragraph-properties>
    </style:style>
    <style:style style:name="T25" style:parent-style-name="Fuentedepárrafopredeter." style:family="text">
      <style:text-properties style:font-name="Calibri" style:font-name-asian="Times New Roman" style:font-name-complex="Times New Roman" style:font-size-complex="11pt"/>
    </style:style>
    <style:style style:name="P26" style:parent-style-name="TDC2" style:family="paragraph">
      <style:paragraph-properties>
        <style:tab-stops>
          <style:tab-stop style:type="left" style:position="0.4236in"/>
          <style:tab-stop style:type="right" style:leader-style="dotted" style:leader-text="." style:position="6.3125in"/>
        </style:tab-stops>
      </style:paragraph-properties>
    </style:style>
    <style:style style:name="T27" style:parent-style-name="Fuentedepárrafopredeter." style:family="text">
      <style:text-properties style:font-name="Calibri" style:font-name-asian="Times New Roman" style:font-name-complex="Times New Roman" style:font-size-complex="11pt"/>
    </style:style>
    <style:style style:name="P28" style:parent-style-name="TDC2" style:family="paragraph">
      <style:paragraph-properties>
        <style:tab-stops>
          <style:tab-stop style:type="left" style:position="0.4236in"/>
          <style:tab-stop style:type="right" style:leader-style="dotted" style:leader-text="." style:position="6.3125in"/>
        </style:tab-stops>
      </style:paragraph-properties>
    </style:style>
    <style:style style:name="T29" style:parent-style-name="Fuentedepárrafopredeter." style:family="text">
      <style:text-properties style:font-name="Calibri" style:font-name-asian="Times New Roman" style:font-name-complex="Times New Roman" style:font-size-complex="11pt"/>
    </style:style>
    <style:style style:name="P30" style:parent-style-name="TDC2" style:family="paragraph">
      <style:paragraph-properties>
        <style:tab-stops>
          <style:tab-stop style:type="left" style:position="0.4236in"/>
          <style:tab-stop style:type="right" style:leader-style="dotted" style:leader-text="." style:position="6.3125in"/>
        </style:tab-stops>
      </style:paragraph-properties>
    </style:style>
    <style:style style:name="T31" style:parent-style-name="Fuentedepárrafopredeter." style:family="text">
      <style:text-properties style:font-name="Calibri" style:font-name-asian="Times New Roman" style:font-name-complex="Times New Roman" style:font-size-complex="11pt"/>
    </style:style>
    <style:style style:name="P32" style:parent-style-name="TDC2" style:family="paragraph">
      <style:paragraph-properties>
        <style:tab-stops>
          <style:tab-stop style:type="left" style:position="0.4236in"/>
          <style:tab-stop style:type="right" style:leader-style="dotted" style:leader-text="." style:position="6.3125in"/>
        </style:tab-stops>
      </style:paragraph-properties>
    </style:style>
    <style:style style:name="T33" style:parent-style-name="Fuentedepárrafopredeter." style:family="text">
      <style:text-properties style:font-name="Calibri" style:font-name-asian="Times New Roman" style:font-name-complex="Times New Roman" style:font-size-complex="11pt"/>
    </style:style>
    <style:style style:name="T34" style:parent-style-name="Fuentedepárrafopredeter." style:family="text">
      <style:text-properties style:font-name="Calibri" style:font-name-asian="Times New Roman" style:font-name-complex="Times New Roman" fo:font-weight="normal" style:font-weight-asian="normal" fo:font-size="11pt" style:font-size-asian="11pt" style:font-size-complex="11pt"/>
    </style:style>
    <style:style style:name="P35" style:parent-style-name="TDC2" style:family="paragraph">
      <style:paragraph-properties>
        <style:tab-stops>
          <style:tab-stop style:type="left" style:position="0.4236in"/>
          <style:tab-stop style:type="right" style:leader-style="dotted" style:leader-text="." style:position="6.3125in"/>
        </style:tab-stops>
      </style:paragraph-properties>
    </style:style>
    <style:style style:name="T36" style:parent-style-name="Fuentedepárrafopredeter." style:family="text">
      <style:text-properties style:font-name="Calibri" style:font-name-asian="Times New Roman" style:font-name-complex="Times New Roman" style:font-size-complex="11pt"/>
    </style:style>
    <style:style style:name="T37" style:parent-style-name="Fuentedepárrafopredeter." style:family="text">
      <style:text-properties style:font-name="Calibri" style:font-name-asian="Times New Roman" style:font-name-complex="Times New Roman" fo:font-weight="normal" style:font-weight-asian="normal" fo:font-size="11pt" style:font-size-asian="11pt" style:font-size-complex="11pt"/>
    </style:style>
    <style:style style:name="P38" style:parent-style-name="TDC2" style:family="paragraph">
      <style:paragraph-properties>
        <style:tab-stops>
          <style:tab-stop style:type="left" style:position="0.4236in"/>
          <style:tab-stop style:type="right" style:leader-style="dotted" style:leader-text="." style:position="6.3125in"/>
        </style:tab-stops>
      </style:paragraph-properties>
    </style:style>
    <style:style style:name="T39" style:parent-style-name="Fuentedepárrafopredeter." style:family="text">
      <style:text-properties style:font-name="Calibri" style:font-name-asian="Times New Roman" style:font-name-complex="Times New Roman" style:font-size-complex="11pt"/>
    </style:style>
    <style:style style:name="P40" style:parent-style-name="TDC2" style:family="paragraph">
      <style:paragraph-properties>
        <style:tab-stops>
          <style:tab-stop style:type="left" style:position="0.4236in"/>
          <style:tab-stop style:type="right" style:leader-style="dotted" style:leader-text="." style:position="6.3125in"/>
        </style:tab-stops>
      </style:paragraph-properties>
    </style:style>
    <style:style style:name="T41" style:parent-style-name="Fuentedepárrafopredeter." style:family="text">
      <style:text-properties style:font-name="Calibri" style:font-name-asian="Times New Roman" style:font-name-complex="Times New Roman" style:font-size-complex="11pt"/>
    </style:style>
    <style:style style:name="P42" style:parent-style-name="TDC2" style:family="paragraph">
      <style:paragraph-properties>
        <style:tab-stops>
          <style:tab-stop style:type="left" style:position="0.4236in"/>
          <style:tab-stop style:type="right" style:leader-style="dotted" style:leader-text="." style:position="6.3125in"/>
        </style:tab-stops>
      </style:paragraph-properties>
    </style:style>
    <style:style style:name="T43" style:parent-style-name="Fuentedepárrafopredeter." style:family="text">
      <style:text-properties style:font-name="Calibri" style:font-name-asian="Times New Roman" style:font-name-complex="Times New Roman" style:font-size-complex="11pt"/>
    </style:style>
    <style:style style:name="P44" style:parent-style-name="TDC2" style:family="paragraph">
      <style:paragraph-properties>
        <style:tab-stops>
          <style:tab-stop style:type="left" style:position="0.4236in"/>
          <style:tab-stop style:type="right" style:leader-style="dotted" style:leader-text="." style:position="6.3125in"/>
        </style:tab-stops>
      </style:paragraph-properties>
    </style:style>
    <style:style style:name="T45" style:parent-style-name="Fuentedepárrafopredeter." style:family="text">
      <style:text-properties style:font-name="Calibri" style:font-name-asian="Times New Roman" style:font-name-complex="Times New Roman" style:font-size-complex="11pt"/>
    </style:style>
    <style:style style:name="T46" style:parent-style-name="Fuentedepárrafopredeter." style:family="text">
      <style:text-properties style:font-name="Calibri" style:font-name-asian="Times New Roman" style:font-name-complex="Times New Roman" fo:font-weight="normal" style:font-weight-asian="normal" fo:font-size="11pt" style:font-size-asian="11pt" style:font-size-complex="11pt"/>
    </style:style>
    <style:style style:name="P47" style:parent-style-name="TDC2" style:family="paragraph">
      <style:paragraph-properties>
        <style:tab-stops>
          <style:tab-stop style:type="left" style:position="0.4236in"/>
          <style:tab-stop style:type="right" style:leader-style="dotted" style:leader-text="." style:position="6.3125in"/>
        </style:tab-stops>
      </style:paragraph-properties>
    </style:style>
    <style:style style:name="T48" style:parent-style-name="Fuentedepárrafopredeter." style:family="text">
      <style:text-properties style:font-name="Calibri" style:font-name-asian="Times New Roman" style:font-name-complex="Times New Roman" style:font-size-complex="11pt"/>
    </style:style>
    <style:style style:name="P49" style:parent-style-name="TDC2" style:family="paragraph">
      <style:paragraph-properties>
        <style:tab-stops>
          <style:tab-stop style:type="left" style:position="0.4236in"/>
          <style:tab-stop style:type="right" style:leader-style="dotted" style:leader-text="." style:position="6.3125in"/>
        </style:tab-stops>
      </style:paragraph-properties>
    </style:style>
    <style:style style:name="T50" style:parent-style-name="Fuentedepárrafopredeter." style:family="text">
      <style:text-properties style:font-name="Calibri" style:font-name-asian="Times New Roman" style:font-name-complex="Times New Roman" style:font-size-complex="11pt"/>
    </style:style>
    <style:style style:name="P51" style:parent-style-name="TDC2" style:family="paragraph">
      <style:paragraph-properties>
        <style:tab-stops>
          <style:tab-stop style:type="left" style:position="0.4236in"/>
          <style:tab-stop style:type="right" style:leader-style="dotted" style:leader-text="." style:position="6.3125in"/>
        </style:tab-stops>
      </style:paragraph-properties>
    </style:style>
    <style:style style:name="T52" style:parent-style-name="Fuentedepárrafopredeter." style:family="text">
      <style:text-properties style:font-name="Calibri" style:font-name-asian="Times New Roman" style:font-name-complex="Times New Roman" style:font-size-complex="11pt"/>
    </style:style>
    <style:style style:name="P53" style:parent-style-name="TDC2" style:family="paragraph">
      <style:paragraph-properties>
        <style:tab-stops>
          <style:tab-stop style:type="left" style:position="0.4236in"/>
          <style:tab-stop style:type="right" style:leader-style="dotted" style:leader-text="." style:position="6.3125in"/>
        </style:tab-stops>
      </style:paragraph-properties>
    </style:style>
    <style:style style:name="T54" style:parent-style-name="Fuentedepárrafopredeter." style:family="text">
      <style:text-properties style:font-name="Calibri" style:font-name-asian="Times New Roman" style:font-name-complex="Times New Roman" style:font-size-complex="11pt"/>
    </style:style>
    <style:style style:name="P55" style:parent-style-name="Normal" style:family="paragraph">
      <style:text-properties fo:font-weight="bold" style:font-weight-asian="bold"/>
    </style:style>
    <style:style style:name="TableColumn57" style:family="table-column">
      <style:table-column-properties style:column-width="1.5in" style:use-optimal-column-width="false"/>
    </style:style>
    <style:style style:name="TableColumn58" style:family="table-column">
      <style:table-column-properties style:column-width="0.8125in" style:use-optimal-column-width="false"/>
    </style:style>
    <style:style style:name="TableColumn59" style:family="table-column">
      <style:table-column-properties style:column-width="3.4402in" style:use-optimal-column-width="false"/>
    </style:style>
    <style:style style:name="TableColumn60" style:family="table-column">
      <style:table-column-properties style:column-width="1.1in" style:use-optimal-column-width="false"/>
    </style:style>
    <style:style style:name="Table56" style:family="table">
      <style:table-properties style:width="6.8527in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208in solid #000000" fo:border-left="0.0208in solid #000000" fo:border-bottom="0.0625in double #000000" style:border-line-width-bottom="0.0208in 0.0208in 0.0208in" fo:border-right="0.0104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top="0.0277in" fo:margin-bottom="0.0277in"/>
      <style:text-properties fo:font-weight="bold" style:font-weight-asian="bold"/>
    </style:style>
    <style:style style:name="TableCell64" style:family="table-cell">
      <style:table-cell-properties fo:border-top="0.0208in solid #000000" fo:border-left="0.0104in solid #000000" fo:border-bottom="0.0625in double #000000" style:border-line-width-bottom="0.0208in 0.0208in 0.0208in" fo:border-right="0.0104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top="0.0277in" fo:margin-bottom="0.0277in"/>
      <style:text-properties fo:font-weight="bold" style:font-weight-asian="bold"/>
    </style:style>
    <style:style style:name="TableCell66" style:family="table-cell">
      <style:table-cell-properties fo:border-top="0.0208in solid #000000" fo:border-left="0.0104in solid #000000" fo:border-bottom="0.0625in double #000000" style:border-line-width-bottom="0.0208in 0.0208in 0.0208in" fo:border-right="0.0104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top="0.0277in" fo:margin-bottom="0.0277in"/>
      <style:text-properties fo:font-weight="bold" style:font-weight-asian="bold"/>
    </style:style>
    <style:style style:name="TableCell68" style:family="table-cell">
      <style:table-cell-properties fo:border-top="0.0208in solid #000000" fo:border-left="0.0104in solid #000000" fo:border-bottom="0.0625in double #000000" style:border-line-width-bottom="0.0208in 0.0208in 0.0208in" fo:border-right="0.0208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top="0.0277in" fo:margin-bottom="0.0277in"/>
      <style:text-properties fo:font-weight="bold" style:font-weight-asian="bold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208in solid #000000" fo:border-bottom="0.0208in solid #000000" fo:border-right="0.0104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top="0.0277in" fo:margin-bottom="0.0277in"/>
    </style:style>
    <style:style style:name="TableCell73" style:family="table-cell">
      <style:table-cell-properties fo:border-top="none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top="0.0277in" fo:margin-bottom="0.0277in"/>
    </style:style>
    <style:style style:name="TableCell75" style:family="table-cell">
      <style:table-cell-properties fo:border-top="none" fo:border-left="0.0104in solid #000000" fo:border-bottom="0.0208in solid #000000" fo:border-right="0.0104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top="0.0277in" fo:margin-bottom="0.0277in"/>
    </style:style>
    <style:style style:name="TableCell77" style:family="table-cell">
      <style:table-cell-properties fo:border-top="none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top="0.0277in" fo:margin-bottom="0.0277in"/>
    </style:style>
    <style:style style:name="P79" style:parent-style-name="Normal" style:family="paragraph">
      <style:text-properties fo:font-weight="bold" style:font-weight-asian="bold"/>
    </style:style>
    <style:style style:name="P80" style:parent-style-name="Título1" style:master-page-name="MP2" style:list-style-name="WW_OutlineListStyle" style:family="paragraph">
      <style:paragraph-properties fo:break-before="page" style:page-number="1"/>
    </style:style>
    <style:style style:name="P84" style:parent-style-name="Normal" style:family="paragraph">
      <style:paragraph-properties fo:text-align="justify" fo:line-height="100%"/>
    </style:style>
    <style:style style:name="T85" style:parent-style-name="Fuentedepárrafopredeter." style:family="text">
      <style:text-properties style:font-size-complex="12pt" fo:language="es" fo:country="ES"/>
    </style:style>
    <style:style style:name="T86" style:parent-style-name="Fuentedepárrafopredeter." style:family="text">
      <style:text-properties style:font-size-complex="12pt" fo:language="es" fo:country="ES"/>
    </style:style>
    <style:style style:name="T87" style:parent-style-name="Fuentedepárrafopredeter." style:family="text">
      <style:text-properties style:font-size-complex="12pt" fo:language="es" fo:country="ES"/>
    </style:style>
    <style:style style:name="T88" style:parent-style-name="Fuentedepárrafopredeter." style:family="text">
      <style:text-properties style:font-size-complex="12pt" fo:language="es" fo:country="ES"/>
    </style:style>
    <style:style style:name="P89" style:parent-style-name="Normal" style:family="paragraph">
      <style:paragraph-properties fo:text-align="justify"/>
    </style:style>
    <style:style style:name="P90" style:parent-style-name="numlist" style:list-style-name="LFO2" style:family="paragraph">
      <style:paragraph-properties fo:text-align="justify"/>
    </style:style>
    <style:style style:name="P91" style:parent-style-name="numlist" style:list-style-name="LFO2" style:family="paragraph">
      <style:paragraph-properties fo:text-align="justify"/>
    </style:style>
    <style:style style:name="P92" style:parent-style-name="numlist" style:list-style-name="LFO2" style:family="paragraph">
      <style:paragraph-properties fo:text-align="justify"/>
    </style:style>
    <style:style style:name="TableColumn94" style:family="table-column">
      <style:table-column-properties style:column-width="1.2625in" style:use-optimal-column-width="false"/>
    </style:style>
    <style:style style:name="TableColumn95" style:family="table-column">
      <style:table-column-properties style:column-width="5.2347in" style:use-optimal-column-width="false"/>
    </style:style>
    <style:style style:name="Table93" style:family="table">
      <style:table-properties style:width="6.4972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justify"/>
    </style:style>
    <style:style style:name="P100" style:parent-style-name="Normal" style:family="paragraph">
      <style:paragraph-properties fo:text-align="justify"/>
    </style:style>
    <style:style style:name="P101" style:parent-style-name="Normal" style:family="paragraph">
      <style:paragraph-properties fo:text-align="justify"/>
    </style:style>
    <style:style style:name="P102" style:parent-style-name="Normal" style:family="paragraph">
      <style:paragraph-properties fo:text-align="justify"/>
    </style:style>
    <style:style style:name="P103" style:parent-style-name="Normal" style:family="paragraph">
      <style:paragraph-properties fo:text-align="justify"/>
    </style:style>
    <style:style style:name="P104" style:parent-style-name="Normal" style:family="paragraph">
      <style:paragraph-properties fo:text-align="justify"/>
    </style:style>
    <style:style style:name="P105" style:parent-style-name="Normal" style:family="paragraph">
      <style:paragraph-properties fo:text-align="justify"/>
    </style:style>
    <style:style style:name="P106" style:parent-style-name="Normal" style:family="paragraph">
      <style:paragraph-properties fo:text-align="justify"/>
    </style:style>
    <style:style style:name="P107" style:parent-style-name="Normal" style:family="paragraph">
      <style:paragraph-properties fo:text-align="justify"/>
    </style:style>
    <style:style style:name="P108" style:parent-style-name="Normal" style:family="paragraph">
      <style:paragraph-properties fo:text-align="justify"/>
    </style:style>
    <style:style style:name="P109" style:parent-style-name="Normal" style:family="paragraph">
      <style:paragraph-properties fo:text-align="justify"/>
    </style:style>
    <style:style style:name="P110" style:parent-style-name="Normal" style:family="paragraph">
      <style:paragraph-properties fo:text-align="justify"/>
    </style:style>
    <style:style style:name="P111" style:parent-style-name="Normal" style:family="paragraph">
      <style:paragraph-properties fo:text-align="justify"/>
    </style:style>
    <style:style style:name="P112" style:parent-style-name="Normal" style:family="paragraph">
      <style:paragraph-properties fo:text-align="justify"/>
    </style:style>
    <style:style style:name="P113" style:parent-style-name="Normal" style:family="paragraph">
      <style:paragraph-properties fo:text-align="justify"/>
    </style:style>
    <style:style style:name="P114" style:parent-style-name="Normal" style:family="paragraph">
      <style:paragraph-properties fo:text-align="justify"/>
    </style:style>
    <style:style style:name="TableRow115" style:family="table-row">
      <style:table-row-properties style:min-row-height="0.0555in" style:use-optimal-row-height="false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TableCell117" style:family="table-cell">
      <style:table-cell-properties fo:border="none" style:writing-mode="lr-tb" fo:padding-top="0in" fo:padding-left="0.0069in" fo:padding-bottom="0in" fo:padding-right="0.0069in"/>
    </style:style>
    <style:style style:name="TableRow118" style:family="table-row">
      <style:table-row-properties style:min-row-height="0.0555in" style:use-optimal-row-height="false"/>
    </style:style>
    <style:style style:name="TableCell119" style:family="table-cell">
      <style:table-cell-properties fo:border="none" style:writing-mode="lr-tb" fo:padding-top="0in" fo:padding-left="0.075in" fo:padding-bottom="0in" fo:padding-right="0.075in"/>
    </style:style>
    <style:style style:name="TableCell120" style:family="table-cell">
      <style:table-cell-properties fo:border="none" style:writing-mode="lr-tb" fo:padding-top="0in" fo:padding-left="0.0069in" fo:padding-bottom="0in" fo:padding-right="0.0069in"/>
    </style:style>
    <style:style style:name="P121" style:parent-style-name="Lista" style:family="paragraph">
      <style:paragraph-properties fo:text-align="justify"/>
    </style:style>
    <style:style style:name="P122" style:parent-style-name="Lista" style:family="paragraph">
      <style:paragraph-properties fo:text-align="justify"/>
    </style:style>
    <style:style style:name="TableColumn124" style:family="table-column">
      <style:table-column-properties style:column-width="5.9625in" style:use-optimal-column-width="false"/>
    </style:style>
    <style:style style:name="Table123" style:family="table">
      <style:table-properties style:width="5.9625in" fo:margin-left="0.8875in" table:align="left"/>
    </style:style>
    <style:style style:name="TableRow125" style:family="table-row">
      <style:table-row-properties style:min-row-height="0.993in" style:use-optimal-row-height="fals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req" style:family="paragraph">
      <style:paragraph-properties fo:margin-left="0in" fo:text-indent="0in">
        <style:tab-stops/>
      </style:paragraph-properties>
    </style:style>
    <style:style style:name="P128" style:parent-style-name="req" style:family="paragraph">
      <style:paragraph-properties fo:margin-left="0in" fo:text-indent="0in">
        <style:tab-stops/>
      </style:paragraph-properties>
    </style:style>
    <style:style style:name="TableRow129" style:family="table-row">
      <style:table-row-properties style:min-row-height="0.993in" style:use-optimal-row-height="false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1" style:family="table-row">
      <style:table-row-properties style:min-row-height="0.993in" style:use-optimal-row-height="false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req" style:family="paragraph">
      <style:paragraph-properties fo:margin-left="0in" fo:text-indent="0in">
        <style:tab-stops/>
      </style:paragraph-properties>
    </style:style>
    <style:style style:name="TableRow134" style:family="table-row">
      <style:table-row-properties style:min-row-height="3.0138in"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6" style:family="table-row">
      <style:table-row-properties style:min-row-height="0.993in" style:use-optimal-row-height="false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req" style:family="paragraph">
      <style:paragraph-properties fo:margin-left="0in" fo:text-indent="0in">
        <style:tab-stops/>
      </style:paragraph-properties>
    </style:style>
    <style:style style:name="TableRow139" style:family="table-row">
      <style:table-row-properties style:min-row-height="0.993in" style:use-optimal-row-height="false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1" style:family="table-row">
      <style:table-row-properties style:min-row-height="0.6826in" style:use-optimal-row-height="false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req" style:family="paragraph">
      <style:paragraph-properties fo:margin-left="0in" fo:text-indent="0in">
        <style:tab-stops/>
      </style:paragraph-properties>
    </style:style>
    <style:style style:name="TableRow144" style:family="table-row">
      <style:table-row-properties style:min-row-height="0.993in" style:use-optimal-row-height="false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6" style:family="table-row">
      <style:table-row-properties style:min-row-height="0.993in" style:use-optimal-row-height="false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8" style:family="table-row">
      <style:table-row-properties style:min-row-height="0.993in" style:use-optimal-row-height="fals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Lista" style:family="paragraph">
      <style:paragraph-properties fo:text-align="justify"/>
    </style:style>
    <style:style style:name="P151" style:parent-style-name="Lista" style:family="paragraph">
      <style:paragraph-properties fo:text-align="justify"/>
    </style:style>
    <style:style style:name="P152" style:parent-style-name="Lista" style:family="paragraph">
      <style:paragraph-properties fo:text-align="justify"/>
    </style:style>
    <style:style style:name="P153" style:parent-style-name="Lista" style:family="paragraph">
      <style:paragraph-properties fo:text-align="justify"/>
    </style:style>
    <style:style style:name="P154" style:parent-style-name="Lista" style:family="paragraph">
      <style:paragraph-properties fo:text-align="justify"/>
    </style:style>
    <style:style style:name="P155" style:parent-style-name="Lista2" style:family="paragraph">
      <style:paragraph-properties fo:text-align="justify"/>
    </style:style>
    <style:style style:name="T156" style:parent-style-name="Fuentedepárrafopredeter." style:family="text">
      <style:text-properties fo:font-weight="bold" style:font-weight-asian="bold"/>
    </style:style>
    <style:style style:name="P157" style:parent-style-name="Lista2" style:family="paragraph">
      <style:paragraph-properties fo:text-align="justify"/>
    </style:style>
    <style:style style:name="P158" style:parent-style-name="Lista2" style:family="paragraph">
      <style:paragraph-properties fo:text-align="justify"/>
    </style:style>
    <style:style style:name="P159" style:parent-style-name="Lista" style:family="paragraph">
      <style:paragraph-properties fo:text-align="justify"/>
    </style:style>
    <style:style style:name="P160" style:parent-style-name="Lista" style:family="paragraph">
      <style:paragraph-properties fo:text-align="justify"/>
    </style:style>
    <style:style style:name="P161" style:parent-style-name="Lista" style:family="paragraph">
      <style:paragraph-properties fo:text-align="justify"/>
    </style:style>
    <style:style style:name="P162" style:parent-style-name="Lista" style:family="paragraph">
      <style:paragraph-properties fo:text-align="justify"/>
    </style:style>
    <style:style style:name="P163" style:parent-style-name="Lista" style:family="paragraph">
      <style:paragraph-properties fo:text-align="justify"/>
    </style:style>
    <style:style style:name="P164" style:parent-style-name="Lista" style:family="paragraph">
      <style:paragraph-properties fo:text-align="justify"/>
    </style:style>
    <style:style style:name="P165" style:parent-style-name="Lista" style:family="paragraph">
      <style:paragraph-properties fo:text-align="justify"/>
    </style:style>
    <style:style style:name="P166" style:parent-style-name="Lista" style:family="paragraph">
      <style:paragraph-properties fo:text-align="justify"/>
    </style:style>
    <style:style style:name="P167" style:parent-style-name="Lista" style:family="paragraph">
      <style:paragraph-properties fo:text-align="justify"/>
    </style:style>
    <style:style style:name="P168" style:parent-style-name="Lista" style:family="paragraph">
      <style:paragraph-properties fo:text-align="justify"/>
    </style:style>
    <style:style style:name="P169" style:parent-style-name="Lista" style:family="paragraph">
      <style:paragraph-properties fo:text-align="justify"/>
    </style:style>
    <style:style style:name="P170" style:parent-style-name="Lista" style:family="paragraph">
      <style:paragraph-properties fo:text-align="justify"/>
    </style:style>
    <style:style style:name="P171" style:parent-style-name="Lista" style:family="paragraph">
      <style:paragraph-properties fo:text-align="justify"/>
    </style:style>
    <style:style style:name="P172" style:parent-style-name="Lista" style:family="paragraph">
      <style:paragraph-properties fo:text-align="justify"/>
    </style:style>
    <style:style style:name="P173" style:parent-style-name="Lista" style:family="paragraph">
      <style:paragraph-properties fo:text-align="justify"/>
    </style:style>
    <style:style style:name="P174" style:parent-style-name="Lista" style:family="paragraph">
      <style:paragraph-properties fo:text-align="justify"/>
    </style:style>
    <style:style style:name="P175" style:parent-style-name="Lista" style:family="paragraph">
      <style:paragraph-properties fo:text-align="justify"/>
    </style:style>
    <style:style style:name="P176" style:parent-style-name="qualityattribute" style:family="paragraph">
      <style:paragraph-properties fo:text-align="justify"/>
    </style:style>
    <style:style style:name="P177" style:parent-style-name="qualityattribute" style:family="paragraph">
      <style:paragraph-properties fo:text-align="justify"/>
    </style:style>
    <style:style style:name="TableColumn179" style:family="table-column">
      <style:table-column-properties style:column-width="1.575in" style:use-optimal-column-width="false"/>
    </style:style>
    <style:style style:name="TableColumn180" style:family="table-column">
      <style:table-column-properties style:column-width="0.25in" style:use-optimal-column-width="false"/>
    </style:style>
    <style:style style:name="TableColumn181" style:family="table-column">
      <style:table-column-properties style:column-width="4.9375in" style:use-optimal-column-width="false"/>
    </style:style>
    <style:style style:name="Table178" style:family="table">
      <style:table-properties style:width="6.7625in" fo:margin-left="0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none" style:writing-mode="lr-tb" fo:padding-top="0in" fo:padding-left="0.075in" fo:padding-bottom="0in" fo:padding-right="0.075in"/>
    </style:style>
    <style:style style:name="P184" style:parent-style-name="Normal" style:family="paragraph">
      <style:paragraph-properties fo:line-height="100%"/>
    </style:style>
    <style:style style:name="TableCell185" style:family="table-cell">
      <style:table-cell-properties fo:border="none" style:writing-mode="lr-tb" fo:padding-top="0in" fo:padding-left="0.075in" fo:padding-bottom="0in" fo:padding-right="0.075in"/>
    </style:style>
    <style:style style:name="P186" style:parent-style-name="Normal" style:family="paragraph">
      <style:paragraph-properties fo:line-height="100%"/>
    </style:style>
    <style:style style:name="P187" style:parent-style-name="Normal" style:family="paragraph">
      <style:paragraph-properties fo:line-height="100%"/>
    </style:style>
    <style:style style:name="P188" style:parent-style-name="Normal" style:family="paragraph">
      <style:paragraph-properties fo:line-height="100%"/>
    </style:style>
    <style:style style:name="P189" style:parent-style-name="Normal" style:family="paragraph">
      <style:paragraph-properties fo:line-height="100%"/>
    </style:style>
    <style:style style:name="P190" style:parent-style-name="Normal" style:family="paragraph">
      <style:paragraph-properties fo:line-height="100%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Normal" style:family="paragraph">
      <style:paragraph-properties fo:line-height="100%"/>
    </style:style>
    <style:style style:name="P193" style:parent-style-name="Normal" style:family="paragraph">
      <style:paragraph-properties fo:line-height="100%"/>
    </style:style>
    <style:style style:name="P194" style:parent-style-name="Normal" style:family="paragraph">
      <style:paragraph-properties fo:line-height="100%"/>
    </style:style>
    <style:style style:name="P195" style:parent-style-name="Normal" style:family="paragraph">
      <style:paragraph-properties fo:line-height="100%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none" style:writing-mode="lr-tb" fo:padding-top="0in" fo:padding-left="0.075in" fo:padding-bottom="0in" fo:padding-right="0.075in"/>
    </style:style>
    <style:style style:name="P198" style:parent-style-name="Normal" style:family="paragraph">
      <style:paragraph-properties fo:line-height="100%"/>
    </style:style>
    <style:style style:name="TableCell199" style:family="table-cell">
      <style:table-cell-properties fo:border="none" style:writing-mode="lr-tb" fo:padding-top="0in" fo:padding-left="0.075in" fo:padding-bottom="0in" fo:padding-right="0.075in"/>
    </style:style>
    <style:style style:name="P200" style:parent-style-name="Normal" style:family="paragraph">
      <style:paragraph-properties fo:line-height="100%"/>
    </style:style>
    <style:style style:name="TableCell201" style:family="table-cell">
      <style:table-cell-properties fo:border="none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justify" fo:line-height="100%"/>
    </style:style>
    <style:style style:name="P203" style:parent-style-name="Normal" style:family="paragraph">
      <style:paragraph-properties fo:text-align="justify" fo:line-height="100%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/>
    </style:style>
    <style:style style:name="TableCell207" style:family="table-cell">
      <style:table-cell-properties fo:border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justify" fo:line-height="100%"/>
    </style:style>
    <style:style style:name="P211" style:parent-style-name="Normal" style:family="paragraph">
      <style:paragraph-properties fo:text-align="justify" fo:line-height="100%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/>
    </style:style>
    <style:style style:name="TableCell215" style:family="table-cell">
      <style:table-cell-properties fo:border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line-height="100%"/>
    </style:style>
    <style:style style:name="TableCell217" style:family="table-cell">
      <style:table-cell-properties fo:border="none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justify" fo:line-height="100%"/>
    </style:style>
    <style:style style:name="P219" style:parent-style-name="Normal" style:family="paragraph">
      <style:paragraph-properties fo:text-align="justify" fo:line-height="100%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none" style:writing-mode="lr-tb" fo:padding-top="0in" fo:padding-left="0.075in" fo:padding-bottom="0in" fo:padding-right="0.075in"/>
    </style:style>
    <style:style style:name="P222" style:parent-style-name="Normal" style:family="paragraph">
      <style:paragraph-properties fo:line-height="100%"/>
    </style:style>
    <style:style style:name="TableCell223" style:family="table-cell">
      <style:table-cell-properties fo:border="none" style:writing-mode="lr-tb" fo:padding-top="0in" fo:padding-left="0.075in" fo:padding-bottom="0in" fo:padding-right="0.075in"/>
    </style:style>
    <style:style style:name="P224" style:parent-style-name="Normal" style:family="paragraph">
      <style:paragraph-properties fo:line-height="100%"/>
    </style:style>
    <style:style style:name="TableCell225" style:family="table-cell">
      <style:table-cell-properties fo:border="none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justify" fo:line-height="100%"/>
    </style:style>
    <style:style style:name="T227" style:parent-style-name="Fuentedepárrafopredeter." style:family="text">
      <style:text-properties fo:font-weight="bold" style:font-weight-asian="bold"/>
    </style:style>
    <style:style style:name="T228" style:parent-style-name="Fuentedepárrafopredeter." style:family="text">
      <style:text-properties fo:font-weight="bold" style:font-weight-asian="bold"/>
    </style:style>
    <style:style style:name="P229" style:parent-style-name="Normal" style:family="paragraph">
      <style:paragraph-properties fo:text-align="justify" fo:line-height="100%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none" style:writing-mode="lr-tb" fo:padding-top="0in" fo:padding-left="0.075in" fo:padding-bottom="0in" fo:padding-right="0.075in"/>
    </style:style>
    <style:style style:name="P232" style:parent-style-name="Normal" style:family="paragraph">
      <style:paragraph-properties fo:line-height="100%"/>
    </style:style>
    <style:style style:name="TableCell233" style:family="table-cell">
      <style:table-cell-properties fo:border="none" style:writing-mode="lr-tb" fo:padding-top="0in" fo:padding-left="0.075in" fo:padding-bottom="0in" fo:padding-right="0.075in"/>
    </style:style>
    <style:style style:name="P234" style:parent-style-name="Normal" style:family="paragraph">
      <style:paragraph-properties fo:line-height="100%"/>
    </style:style>
    <style:style style:name="P235" style:parent-style-name="Normal" style:family="paragraph">
      <style:paragraph-properties fo:line-height="100%"/>
    </style:style>
    <style:style style:name="P236" style:parent-style-name="Normal" style:family="paragraph">
      <style:paragraph-properties fo:line-height="100%"/>
    </style:style>
    <style:style style:name="P237" style:parent-style-name="Normal" style:family="paragraph">
      <style:paragraph-properties fo:line-height="100%"/>
    </style:style>
    <style:style style:name="P238" style:parent-style-name="Normal" style:family="paragraph">
      <style:paragraph-properties fo:line-height="100%"/>
    </style:style>
    <style:style style:name="P239" style:parent-style-name="Normal" style:family="paragraph">
      <style:paragraph-properties fo:line-height="100%"/>
    </style:style>
    <style:style style:name="P240" style:parent-style-name="Normal" style:family="paragraph">
      <style:paragraph-properties fo:line-height="100%"/>
    </style:style>
    <style:style style:name="P241" style:parent-style-name="Normal" style:family="paragraph">
      <style:paragraph-properties fo:line-height="100%"/>
    </style:style>
    <style:style style:name="P242" style:parent-style-name="Normal" style:family="paragraph">
      <style:paragraph-properties fo:line-height="100%"/>
    </style:style>
    <style:style style:name="TableCell243" style:family="table-cell">
      <style:table-cell-properties fo:border="none" style:writing-mode="lr-tb" fo:padding-top="0in" fo:padding-left="0.075in" fo:padding-bottom="0in" fo:padding-right="0.075in"/>
    </style:style>
    <style:style style:name="P244" style:parent-style-name="Normal" style:family="paragraph">
      <style:paragraph-properties fo:line-height="100%"/>
    </style:style>
    <style:style style:name="P245" style:parent-style-name="Normal" style:family="paragraph">
      <style:paragraph-properties fo:line-height="100%"/>
    </style:style>
    <style:style style:name="P246" style:parent-style-name="Normal" style:family="paragraph">
      <style:paragraph-properties fo:line-height="100%"/>
    </style:style>
    <style:style style:name="P247" style:parent-style-name="Normal" style:family="paragraph">
      <style:paragraph-properties fo:line-height="100%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none" style:writing-mode="lr-tb" fo:padding-top="0in" fo:padding-left="0.075in" fo:padding-bottom="0in" fo:padding-right="0.075in"/>
    </style:style>
    <style:style style:name="P250" style:parent-style-name="Normal" style:family="paragraph">
      <style:paragraph-properties fo:line-height="100%"/>
    </style:style>
    <style:style style:name="TableCell251" style:family="table-cell">
      <style:table-cell-properties fo:border="none" style:writing-mode="lr-tb" fo:padding-top="0in" fo:padding-left="0.075in" fo:padding-bottom="0in" fo:padding-right="0.075in"/>
    </style:style>
    <style:style style:name="P252" style:parent-style-name="Normal" style:family="paragraph">
      <style:paragraph-properties fo:line-height="100%"/>
    </style:style>
    <style:style style:name="TableCell253" style:family="table-cell">
      <style:table-cell-properties fo:border="none" style:writing-mode="lr-tb" fo:padding-top="0in" fo:padding-left="0.075in" fo:padding-bottom="0in" fo:padding-right="0.075in"/>
    </style:style>
    <style:style style:name="P254" style:parent-style-name="Normal" style:family="paragraph">
      <style:paragraph-properties fo:line-height="100%"/>
    </style:style>
    <style:style style:name="P255" style:parent-style-name="Normal" style:family="paragraph">
      <style:paragraph-properties fo:line-height="100%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none" style:writing-mode="lr-tb" fo:padding-top="0in" fo:padding-left="0.075in" fo:padding-bottom="0in" fo:padding-right="0.075in"/>
    </style:style>
    <style:style style:name="P258" style:parent-style-name="Normal" style:family="paragraph">
      <style:paragraph-properties fo:line-height="100%"/>
    </style:style>
    <style:style style:name="TableCell259" style:family="table-cell">
      <style:table-cell-properties fo:border="none" style:writing-mode="lr-tb" fo:padding-top="0in" fo:padding-left="0.075in" fo:padding-bottom="0in" fo:padding-right="0.075in"/>
    </style:style>
    <style:style style:name="P260" style:parent-style-name="Normal" style:family="paragraph">
      <style:paragraph-properties fo:line-height="100%"/>
    </style:style>
    <style:style style:name="P261" style:parent-style-name="Normal" style:family="paragraph">
      <style:paragraph-properties fo:line-height="100%"/>
    </style:style>
    <style:style style:name="P262" style:parent-style-name="Normal" style:family="paragraph">
      <style:paragraph-properties fo:line-height="100%"/>
    </style:style>
    <style:style style:name="TableCell263" style:family="table-cell">
      <style:table-cell-properties fo:border="none" style:writing-mode="lr-tb" fo:padding-top="0in" fo:padding-left="0.075in" fo:padding-bottom="0in" fo:padding-right="0.075in"/>
    </style:style>
    <style:style style:name="P264" style:parent-style-name="Normal" style:family="paragraph">
      <style:paragraph-properties fo:line-height="100%"/>
    </style:style>
    <style:style style:name="P265" style:parent-style-name="Normal" style:family="paragraph">
      <style:paragraph-properties fo:line-height="100%"/>
    </style:style>
    <style:style style:name="P266" style:parent-style-name="Normal" style:family="paragraph">
      <style:paragraph-properties fo:line-height="100%"/>
    </style:style>
    <style:style style:name="P267" style:parent-style-name="Normal" style:family="paragraph">
      <style:paragraph-properties fo:line-height="100%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none" style:writing-mode="lr-tb" fo:padding-top="0in" fo:padding-left="0.075in" fo:padding-bottom="0in" fo:padding-right="0.075in"/>
    </style:style>
    <style:style style:name="P270" style:parent-style-name="Normal" style:family="paragraph">
      <style:paragraph-properties fo:line-height="100%"/>
    </style:style>
    <style:style style:name="TableCell271" style:family="table-cell">
      <style:table-cell-properties fo:border="none" style:writing-mode="lr-tb" fo:padding-top="0in" fo:padding-left="0.075in" fo:padding-bottom="0in" fo:padding-right="0.075in"/>
    </style:style>
    <style:style style:name="P272" style:parent-style-name="Normal" style:family="paragraph">
      <style:paragraph-properties fo:line-height="100%"/>
    </style:style>
    <style:style style:name="TableCell273" style:family="table-cell">
      <style:table-cell-properties fo:border="none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justify" fo:line-height="100%"/>
    </style:style>
    <style:style style:name="P275" style:parent-style-name="Normal" style:family="paragraph">
      <style:paragraph-properties fo:text-align="justify" fo:line-height="100%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none" style:writing-mode="lr-tb" fo:padding-top="0in" fo:padding-left="0.075in" fo:padding-bottom="0in" fo:padding-right="0.075in"/>
    </style:style>
    <style:style style:name="P278" style:parent-style-name="Normal" style:family="paragraph">
      <style:paragraph-properties fo:line-height="100%"/>
    </style:style>
    <style:style style:name="TableCell279" style:family="table-cell">
      <style:table-cell-properties fo:border="none" style:writing-mode="lr-tb" fo:padding-top="0in" fo:padding-left="0.075in" fo:padding-bottom="0in" fo:padding-right="0.075in"/>
    </style:style>
    <style:style style:name="P280" style:parent-style-name="Normal" style:family="paragraph">
      <style:paragraph-properties fo:line-height="100%"/>
    </style:style>
    <style:style style:name="P281" style:parent-style-name="Normal" style:family="paragraph">
      <style:paragraph-properties fo:line-height="100%"/>
    </style:style>
    <style:style style:name="TableCell282" style:family="table-cell">
      <style:table-cell-properties fo:border="none" style:writing-mode="lr-tb" fo:padding-top="0in" fo:padding-left="0.075in" fo:padding-bottom="0in" fo:padding-right="0.075in"/>
    </style:style>
    <style:style style:name="P283" style:parent-style-name="Normal" style:family="paragraph">
      <style:paragraph-properties fo:line-height="100%"/>
    </style:style>
    <style:style style:name="P284" style:parent-style-name="Normal" style:family="paragraph">
      <style:paragraph-properties fo:line-height="100%"/>
    </style:style>
    <style:style style:name="P285" style:parent-style-name="Normal" style:family="paragraph">
      <style:paragraph-properties fo:line-height="100%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none" style:writing-mode="lr-tb" fo:padding-top="0in" fo:padding-left="0.075in" fo:padding-bottom="0in" fo:padding-right="0.075in"/>
    </style:style>
    <style:style style:name="P288" style:parent-style-name="Normal" style:family="paragraph">
      <style:paragraph-properties fo:line-height="100%"/>
    </style:style>
    <style:style style:name="TableCell289" style:family="table-cell">
      <style:table-cell-properties fo:border="none" style:writing-mode="lr-tb" fo:padding-top="0in" fo:padding-left="0.075in" fo:padding-bottom="0in" fo:padding-right="0.075in"/>
    </style:style>
    <style:style style:name="P290" style:parent-style-name="Normal" style:family="paragraph">
      <style:paragraph-properties fo:line-height="100%"/>
    </style:style>
    <style:style style:name="P291" style:parent-style-name="Normal" style:family="paragraph">
      <style:paragraph-properties fo:line-height="100%"/>
    </style:style>
    <style:style style:name="P292" style:parent-style-name="Normal" style:family="paragraph">
      <style:paragraph-properties fo:line-height="100%"/>
    </style:style>
    <style:style style:name="P293" style:parent-style-name="Normal" style:family="paragraph">
      <style:paragraph-properties fo:line-height="100%"/>
    </style:style>
    <style:style style:name="P294" style:parent-style-name="Normal" style:family="paragraph">
      <style:paragraph-properties fo:line-height="100%"/>
    </style:style>
    <style:style style:name="TableCell295" style:family="table-cell">
      <style:table-cell-properties fo:border="none" style:writing-mode="lr-tb" fo:padding-top="0in" fo:padding-left="0.075in" fo:padding-bottom="0in" fo:padding-right="0.075in"/>
    </style:style>
    <style:style style:name="P296" style:parent-style-name="Normal" style:family="paragraph">
      <style:paragraph-properties fo:line-height="100%"/>
    </style:style>
    <style:style style:name="P297" style:parent-style-name="Normal" style:family="paragraph">
      <style:paragraph-properties fo:line-height="100%"/>
    </style:style>
    <style:style style:name="P298" style:parent-style-name="Normal" style:family="paragraph">
      <style:paragraph-properties fo:line-height="100%"/>
    </style:style>
    <style:style style:name="P299" style:parent-style-name="Normal" style:family="paragraph">
      <style:paragraph-properties fo:line-height="100%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none" style:writing-mode="lr-tb" fo:padding-top="0in" fo:padding-left="0.075in" fo:padding-bottom="0in" fo:padding-right="0.075in"/>
    </style:style>
    <style:style style:name="P302" style:parent-style-name="Normal" style:family="paragraph">
      <style:paragraph-properties fo:line-height="100%"/>
    </style:style>
    <style:style style:name="TableCell303" style:family="table-cell">
      <style:table-cell-properties fo:border="none" style:writing-mode="lr-tb" fo:padding-top="0in" fo:padding-left="0.075in" fo:padding-bottom="0in" fo:padding-right="0.075in"/>
    </style:style>
    <style:style style:name="P304" style:parent-style-name="Normal" style:family="paragraph">
      <style:paragraph-properties fo:line-height="100%"/>
    </style:style>
    <style:style style:name="TableCell305" style:family="table-cell">
      <style:table-cell-properties fo:border="none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justify" fo:line-height="100%"/>
    </style:style>
    <style:style style:name="P307" style:parent-style-name="Normal" style:family="paragraph">
      <style:paragraph-properties fo:text-align="justify" fo:line-height="100%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line-height="100%"/>
    </style:style>
    <style:style style:name="TableCell311" style:family="table-cell">
      <style:table-cell-properties fo:border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/>
    </style:style>
    <style:style style:name="TableCell313" style:family="table-cell">
      <style:table-cell-properties fo:border="none" style:writing-mode="lr-tb" fo:padding-top="0in" fo:padding-left="0.075in" fo:padding-bottom="0in" fo:padding-right="0.075in"/>
    </style:style>
    <style:style style:name="P314" style:parent-style-name="Normal" style:family="paragraph">
      <style:paragraph-properties fo:text-align="justify" fo:line-height="100%"/>
    </style:style>
    <style:style style:name="P315" style:parent-style-name="Normal" style:family="paragraph">
      <style:paragraph-properties fo:text-align="justify" fo:line-height="100%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/>
    </style:style>
    <style:style style:name="TableCell319" style:family="table-cell">
      <style:table-cell-properties fo:border="none" style:writing-mode="lr-tb" fo:padding-top="0in" fo:padding-left="0.075in" fo:padding-bottom="0in" fo:padding-right="0.075in"/>
    </style:style>
    <style:style style:name="P320" style:parent-style-name="Normal" style:family="paragraph">
      <style:paragraph-properties fo:line-height="100%"/>
    </style:style>
    <style:style style:name="TableCell321" style:family="table-cell">
      <style:table-cell-properties fo:border="none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justify" fo:line-height="100%"/>
    </style:style>
    <style:style style:name="P323" style:parent-style-name="Normal" style:family="paragraph">
      <style:paragraph-properties fo:text-align="justify" fo:line-height="100%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none" style:writing-mode="lr-tb" fo:padding-top="0in" fo:padding-left="0.075in" fo:padding-bottom="0in" fo:padding-right="0.075in"/>
    </style:style>
    <style:style style:name="P326" style:parent-style-name="Normal" style:family="paragraph">
      <style:paragraph-properties fo:line-height="100%"/>
    </style:style>
    <style:style style:name="TableCell327" style:family="table-cell">
      <style:table-cell-properties fo:border="none" style:writing-mode="lr-tb" fo:padding-top="0in" fo:padding-left="0.075in" fo:padding-bottom="0in" fo:padding-right="0.075in"/>
    </style:style>
    <style:style style:name="P328" style:parent-style-name="Normal" style:family="paragraph">
      <style:paragraph-properties fo:line-height="100%"/>
    </style:style>
    <style:style style:name="TableCell329" style:family="table-cell">
      <style:table-cell-properties fo:border="none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justify" fo:line-height="100%"/>
    </style:style>
    <style:style style:name="P331" style:parent-style-name="Normal" style:family="paragraph">
      <style:paragraph-properties fo:text-align="justify" fo:line-height="100%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none" style:writing-mode="lr-tb" fo:padding-top="0in" fo:padding-left="0.075in" fo:padding-bottom="0in" fo:padding-right="0.075in"/>
    </style:style>
    <style:style style:name="P334" style:parent-style-name="Normal" style:family="paragraph">
      <style:paragraph-properties fo:line-height="100%"/>
    </style:style>
    <style:style style:name="TableCell335" style:family="table-cell">
      <style:table-cell-properties fo:border="none" style:writing-mode="lr-tb" fo:padding-top="0in" fo:padding-left="0.075in" fo:padding-bottom="0in" fo:padding-right="0.075in"/>
    </style:style>
    <style:style style:name="P336" style:parent-style-name="Normal" style:family="paragraph">
      <style:paragraph-properties fo:line-height="100%"/>
    </style:style>
    <style:style style:name="TableCell337" style:family="table-cell">
      <style:table-cell-properties fo:border="none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justify" fo:line-height="100%"/>
    </style:style>
    <style:style style:name="P339" style:parent-style-name="Normal" style:family="paragraph">
      <style:paragraph-properties fo:text-align="justify" fo:line-height="100%"/>
    </style:style>
    <style:style style:name="P340" style:parent-style-name="box" style:family="paragraph">
      <style:paragraph-properties fo:text-align="start"/>
      <style:text-properties fo:font-size="10pt" style:font-size-asian="10pt"/>
    </style:style>
    <style:style style:name="P341" style:parent-style-name="box" style:family="paragraph">
      <style:paragraph-properties fo:text-align="start"/>
      <style:text-properties fo:font-size="10pt" style:font-size-asian="10pt"/>
    </style:style>
    <style:style style:name="P342" style:parent-style-name="box" style:family="paragraph">
      <style:paragraph-properties fo:text-align="start"/>
      <style:text-properties fo:font-size="10pt" style:font-size-asian="10pt"/>
    </style:style>
    <style:style style:name="P343" style:parent-style-name="box" style:family="paragraph">
      <style:paragraph-properties fo:text-align="start"/>
      <style:text-properties fo:font-size="10pt" style:font-size-asian="10pt"/>
    </style:style>
    <style:style style:name="P344" style:parent-style-name="TOCEntry" style:family="paragraph">
      <style:paragraph-properties fo:break-before="page"/>
    </style:style>
    <style:style style:name="P345" style:parent-style-name="std" style:family="paragraph">
      <style:paragraph-properties fo:text-align="center" fo:margin-top="0.0833in"/>
      <style:text-properties style:font-name="Arial"/>
    </style:style>
    <style:style style:name="P346" style:parent-style-name="std" style:family="paragraph">
      <style:paragraph-properties fo:text-align="center" fo:margin-top="0.0833in"/>
      <style:text-properties style:font-name="Arial"/>
    </style:style>
    <style:style style:name="P347" style:parent-style-name="std" style:family="paragraph">
      <style:paragraph-properties fo:text-align="center" fo:margin-top="0.0833in"/>
      <style:text-properties style:font-name="Arial"/>
    </style:style>
    <style:style style:name="P348" style:parent-style-name="std" style:family="paragraph">
      <style:paragraph-properties fo:text-align="center" fo:margin-top="0.0833in"/>
      <style:text-properties style:font-name="Arial"/>
    </style:style>
    <style:style style:name="P349" style:parent-style-name="std" style:family="paragraph">
      <style:paragraph-properties fo:text-align="center" fo:margin-top="0.0833in"/>
      <style:text-properties style:font-name="Arial"/>
    </style:style>
    <style:style style:name="P350" style:parent-style-name="std" style:family="paragraph">
      <style:paragraph-properties fo:text-align="center" fo:margin-top="0.0833in"/>
      <style:text-properties style:font-name="Arial"/>
    </style:style>
    <style:style style:name="P351" style:parent-style-name="std" style:family="paragraph">
      <style:paragraph-properties fo:text-align="center" fo:margin-top="0.0833in"/>
      <style:text-properties style:font-name="Arial"/>
    </style:style>
    <style:style style:name="P352" style:parent-style-name="std" style:family="paragraph">
      <style:paragraph-properties fo:text-align="center" fo:margin-top="0.0833in"/>
      <style:text-properties style:font-name="Arial"/>
    </style:style>
    <style:style style:name="P353" style:parent-style-name="std" style:family="paragraph">
      <style:paragraph-properties fo:text-align="center" fo:margin-top="0.0833in"/>
      <style:text-properties style:font-name="Arial"/>
    </style:style>
    <style:style style:name="P354" style:parent-style-name="std" style:family="paragraph">
      <style:paragraph-properties fo:text-align="center" fo:margin-top="0.0833in"/>
      <style:text-properties style:font-name="Arial"/>
    </style:style>
    <style:style style:name="P355" style:parent-style-name="std" style:family="paragraph">
      <style:paragraph-properties fo:text-align="center" fo:margin-top="0.0833in"/>
      <style:text-properties style:font-name="Arial"/>
    </style:style>
    <style:style style:name="P356" style:parent-style-name="std" style:family="paragraph">
      <style:paragraph-properties fo:text-align="center" fo:margin-top="0.0833in"/>
      <style:text-properties style:font-name="Arial"/>
    </style:style>
    <style:style style:name="P357" style:parent-style-name="std" style:family="paragraph">
      <style:paragraph-properties fo:text-align="center" fo:margin-top="0.0833in"/>
      <style:text-properties style:font-name="Arial"/>
    </style:style>
    <style:style style:family="graphic" style:name="a7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1">
      <style:graphic-properties style:wrap="run-through" style:run-through="foreground" draw:fill="none" draw:stroke="solid" svg:stroke-width="0.02083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5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5">
      <style:graphic-properties style:wrap="none" style:horizontal-rel="paragraph" style:vertical-rel="page-content" style:horizontal-pos="from-left" style:vertical-pos="from-top"/>
    </style:style>
    <style:style style:family="graphic" style:name="a3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7">
      <style:graphic-properties style:wrap="run-through" style:run-through="foreground" draw:fill="none" draw:stroke="solid" svg:stroke-width="0.02083in" svg:stroke-color="#000000" draw:marker-end="a56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58">
      <style:graphic-properties style:wrap="run-through" style:run-through="foreground" draw:fill="none" draw:stroke="solid" svg:stroke-width="0.02083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33">
      <style:graphic-properties draw:fill="none" draw:stroke="solid" svg:stroke-width="0.02083in" svg:stroke-color="#000000" draw:marker-end="a32" svg:stroke-opacity="100%" draw:stroke-linejoin="round" svg:stroke-linecap="butt"/>
    </style:style>
    <style:style style:family="graphic" style:name="a59">
      <style:graphic-properties style:wrap="run-through" style:run-through="foreground" draw:fill="none" draw:stroke="solid" svg:stroke-width="0.02083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">
      <style:graphic-properties draw:fill="none" draw:stroke="solid" svg:stroke-width="0.02083in" svg:stroke-color="#000000" draw:marker-end="a34" svg:stroke-opacity="100%" draw:stroke-linejoin="round" svg:stroke-linecap="butt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7">
      <style:graphic-properties draw:fill="none" draw:stroke="solid" svg:stroke-width="0.02083in" svg:stroke-color="#000000" draw:marker-end="a36" svg:stroke-opacity="100%" draw:stroke-linejoin="round" svg:stroke-linecap="butt"/>
    </style:style>
    <style:style style:family="graphic" style:name="a1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9">
      <style:graphic-properties draw:fill="none" draw:stroke="solid" svg:stroke-width="0.02083in" svg:stroke-color="#000000" draw:marker-end="a38" svg:stroke-opacity="100%" draw:stroke-linejoin="round" svg:stroke-linecap="butt"/>
    </style:style>
    <style:style style:family="graphic" style:name="a1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6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7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8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6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2">
      <style:graphic-properties style:wrap="run-through" style:run-through="foreground" draw:fill="none" draw:stroke="solid" svg:stroke-width="0.02083in" svg:stroke-color="#000000" draw:marker-end="a61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64">
      <style:graphic-properties style:wrap="run-through" style:run-through="foreground" draw:fill="none" draw:stroke="solid" svg:stroke-width="0.02083in" svg:stroke-color="#000000" draw:marker-end="a63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41">
      <style:graphic-properties draw:fill="none" draw:stroke="solid" svg:stroke-width="0.02083in" svg:stroke-color="#000000" draw:marker-end="a40" svg:stroke-opacity="100%" draw:stroke-linejoin="round" svg:stroke-linecap="butt"/>
    </style:style>
    <style:style style:family="graphic" style:name="a66">
      <style:graphic-properties style:wrap="run-through" style:run-through="foreground" draw:fill="none" draw:stroke="solid" svg:stroke-width="0.02083in" svg:stroke-color="#000000" draw:marker-end="a65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42">
      <style:graphic-properties draw:fill="none" draw:stroke="solid" svg:stroke-width="0.02083in" svg:stroke-color="#000000" svg:stroke-opacity="100%" draw:stroke-linejoin="round" svg:stroke-linecap="butt"/>
    </style:style>
    <style:style style:family="graphic" style:name="a6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3">
      <style:graphic-properties draw:fill="none" draw:stroke="solid" svg:stroke-width="0.02083in" svg:stroke-color="#000000" svg:stroke-opacity="100%" draw:stroke-linejoin="round" svg:stroke-linecap="butt"/>
    </style:style>
    <style:style style:family="graphic" style:name="a44">
      <style:graphic-properties draw:fill="none" draw:stroke="solid" svg:stroke-width="0.02083in" svg:stroke-color="#000000" svg:stroke-opacity="100%" draw:stroke-linejoin="round" svg:stroke-linecap="butt"/>
    </style:style>
    <style:style style:family="graphic" style:name="a69">
      <style:graphic-properties style:wrap="run-through" style:run-through="foreground" draw:fill="none" draw:stroke="solid" svg:stroke-width="0.02083in" svg:stroke-color="#000000" draw:marker-end="a68" svg:stroke-opacity="100%" draw:stroke-linejoin="round" svg:stroke-linecap="butt" style:horizontal-rel="page-content" style:vertical-rel="paragraph" style:horizontal-pos="from-left" style:vertical-pos="from-top"/>
    </style:style>
    <style:style style:family="graphic" style:name="a2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">
      <style:graphic-properties draw:fill="none" draw:stroke="solid" svg:stroke-width="0.02083in" svg:stroke-color="#000000" draw:marker-end="a45" svg:stroke-opacity="100%" draw:stroke-linejoin="round" svg:stroke-linecap="butt"/>
    </style:style>
    <style:style style:family="graphic" style:name="a2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">
      <style:graphic-properties style:wrap="none" style:horizontal-rel="paragraph" style:vertical-rel="page-content" style:horizontal-pos="from-left" style:vertical-pos="from-top"/>
    </style:style>
    <style:style style:family="graphic" style:name="a4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4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 draw:fill="none" draw:stroke="solid" svg:stroke-width="0.02083in" svg:stroke-color="#000000" draw:marker-end="a24" svg:stroke-opacity="100%" draw:stroke-linejoin="round" svg:stroke-linecap="but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2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2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uesto">Requerimientos de Software</text:p>
      <text:p text:style-name="P4">Para</text:p>
      <text:p text:style-name="Puesto">&lt;Sistema de facturación e inventario&gt;</text:p>
      <text:p text:style-name="Puesto">Versión 1.0</text:p>
      <text:p text:style-name="ByLine">Versión 1.0 aprobada</text:p>
      <text:p text:style-name="P5">Integrantes:</text:p>
      <text:list text:style-name="LFO3" text:continue-numbering="true">
        <text:list-item>
          <text:p text:style-name="P6">Anuard Luna Maltez</text:p>
        </text:list-item>
        <text:list-item>
          <text:p text:style-name="P7">Víctor Chavarría</text:p>
        </text:list-item>
      </text:list>
      <text:p text:style-name="ByLine">&lt;LC Systems&gt;</text:p>
      <text:p text:style-name="ByLine">Junio 09, 2015</text:p>
      <text:p text:style-name="P8"><text:bookmark-start text:name="_Toc344877432"/><text:bookmark-start text:name="_Toc344879822"/><text:bookmark-start text:name="_Toc346508722"/><text:bookmark-start text:name="_Toc346508952"/><text:bookmark-start text:name="_Toc346509227"/><text:bookmark-end text:name="_Toc344877432"/><text:bookmark-end text:name="_Toc344879822"/><text:bookmark-end text:name="_Toc346508722"/><text:bookmark-end text:name="_Toc346508952"/><text:bookmark-end text:name="_Toc346509227"/><text:soft-page-break/>Tabla de Contenido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TDC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TDC1">1.<text:span text:style-name="T12"><text:tab/></text:span>Introducción<text:tab/>1</text:p>
          <text:p text:style-name="P13">1.1<text:span text:style-name="T14"><text:tab/></text:span>Propósito<text:tab/>1</text:p>
          <text:p text:style-name="P15">1.2<text:span text:style-name="T16"><text:tab/></text:span>Alcance del proyecto y características del producto<text:tab/>1</text:p>
          <text:p text:style-name="P17">1.3<text:span text:style-name="T18"><text:tab/></text:span>Referencias<text:tab/>1</text:p>
          <text:p text:style-name="TDC1">2.<text:span text:style-name="T19"><text:tab/></text:span>Descripción General<text:tab/>1</text:p>
          <text:p text:style-name="P20">2.1<text:span text:style-name="T21"><text:tab/></text:span>Perspectiva del producto<text:tab/>1</text:p>
          <text:p text:style-name="P22">2.2<text:span text:style-name="T23"><text:tab/></text:span>Clases de usuario y características<text:tab/>1</text:p>
          <text:p text:style-name="P24">2.3<text:span text:style-name="T25"><text:tab/></text:span><draw:frame draw:style-name="a0" draw:name="Imagen 38" text:anchor-type="as-char" svg:x="0in" svg:y="0in" svg:width="5.66667in" svg:height="4.20833in" style:rel-width="scale" style:rel-height="scale"><draw:image xlink:href="media/image1.png" xlink:type="simple" xlink:show="embed" xlink:actuate="onLoad"/><svg:title/><svg:desc/></draw:frame><text:tab/>2</text:p>
          <text:p text:style-name="P26">2.4<text:span text:style-name="T27"><text:tab/></text:span>Entorno de funcionamiento<text:tab/>2</text:p>
          <text:p text:style-name="P28">2.5<text:span text:style-name="T29"><text:tab/></text:span>Diseño e implementación de restricciones<text:tab/>2</text:p>
          <text:p text:style-name="P30">2.6<text:span text:style-name="T31"><text:tab/></text:span>Documentación de Usuario<text:tab/>3</text:p>
          <text:p text:style-name="P32">2.7<text:span text:style-name="T33"><text:tab/></text:span>Suposiciones y dependencias<text:tab/>3</text:p>
          <text:p text:style-name="TDC1">3.<text:span text:style-name="T34"><text:tab/></text:span>Características del Sistema<text:tab/>3</text:p>
          <text:p text:style-name="P35">3.1<text:span text:style-name="T36"><text:tab/></text:span>Ingresar Producto<text:tab/>3</text:p>
          <text:p text:style-name="TDC2">3.2<text:tab/>5</text:p>
          <text:p text:style-name="TDC1">4.<text:span text:style-name="T37"><text:tab/></text:span>Requisitos para la interfaz externa<text:tab/>6</text:p>
          <text:p text:style-name="P38">4.1<text:span text:style-name="T39"><text:tab/></text:span>Interfaz de usuario<text:tab/>6</text:p>
          <text:p text:style-name="P40">4.2<text:span text:style-name="T41"><text:tab/></text:span>Interfaces de Hardware<text:tab/>6</text:p>
          <text:p text:style-name="P42">4.3<text:span text:style-name="T43"><text:tab/></text:span>Interfaces de Software<text:tab/>6</text:p>
          <text:p text:style-name="P44">4.4<text:span text:style-name="T45"><text:tab/></text:span>Interfaces de Comunicación<text:tab/>6</text:p>
          <text:p text:style-name="TDC1">5.<text:span text:style-name="T46"><text:tab/></text:span>Otros requisitos NO funcionales<text:tab/>6</text:p>
          <text:p text:style-name="P47">5.1<text:span text:style-name="T48"><text:tab/></text:span>Requisitos de desempeño<text:tab/>6</text:p>
          <text:p text:style-name="P49">5.2<text:span text:style-name="T50"><text:tab/></text:span>Requisitos de Seguridad<text:tab/>6</text:p>
          <text:p text:style-name="P51">5.3<text:span text:style-name="T52"><text:tab/></text:span>Requisitos de Seguridad<text:tab/>7</text:p>
          <text:p text:style-name="P53">5.4<text:span text:style-name="T54"><text:tab/></text:span>Atributos de calidad del Software<text:tab/>7</text:p>
        </text:index-body>
      </text:table-of-content>
      <text:p text:style-name="Normal"/>
      <text:p text:style-name="P55"/>
      <text:p text:style-name="TOCEntry">Historial de Revisión</text:p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Nombre</text:p>
          </table:table-cell>
          <table:table-cell table:style-name="TableCell64">
            <text:p text:style-name="P65">Fecha</text:p>
          </table:table-cell>
          <table:table-cell table:style-name="TableCell66">
            <text:p text:style-name="P67">Razones de los cambios</text:p>
          </table:table-cell>
          <table:table-cell table:style-name="TableCell68">
            <text:p text:style-name="P69">Versión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</table:table>
      <text:p text:style-name="P79"/>
      <text:h text:style-name="P80" text:outline-level="1"><text:bookmark-start text:name="_Toc439994665"/><text:bookmark-start text:name="_Toc421619672"/><text:bookmark-start text:name="_Toc421624420"/><text:soft-page-break/>Introducción<text:bookmark-end text:name="_Toc439994665"/><text:bookmark-end text:name="_Toc421619672"/><text:bookmark-end text:name="_Toc421624420"/></text:h>
      <text:h text:style-name="Título2" text:outline-level="2"><text:bookmark-start text:name="_Toc439994667"/><text:bookmark-start text:name="_Toc421619673"/><text:bookmark-start text:name="_Toc421624421"/>P<text:bookmark-end text:name="_Toc439994667"/>ropósito<text:bookmark-end text:name="_Toc421619673"/><text:bookmark-end text:name="_Toc421624421"/><text:s/></text:h>
      <text:p text:style-name="Normal"/>
      <text:p text:style-name="P84"><text:span text:style-name="T85">Esta SRS describe los requisitos funcionales y no funcionales de software para la versión 1.0 del<text:s/></text:span>Sistema de facturación e inventario<text:span text:style-name="T86">. Este<text:s/></text:span><text:span text:style-name="T87">documento está destinado a ser utilizado por los miembros del equipo del proyecto que implementará y verificar el correcto funcionamiento del sistema. A menos que se indique lo contrario, todos los requisitos especificados aquí son de alta prioridad y comp</text:span><text:span text:style-name="T88">romiso para la liberación 1.0.</text:span></text:p>
      <text:h text:style-name="Título2" text:outline-level="2"><text:bookmark-start text:name="_Toc421619674"/><text:bookmark-start text:name="_Toc421624422"/>Alcance del proyecto y características del producto<text:bookmark-end text:name="_Toc421619674"/><text:bookmark-end text:name="_Toc421624422"/></text:h>
      <text:p text:style-name="P89"><text:span text:style-name="hps">El</text:span><text:s/><text:span text:style-name="hps">sistema de facturación e inventario</text:span><text:s/><text:span text:style-name="hps">permitirá</text:span><text:s/>a la dueña como a sus empleados<text:s/><text:span text:style-name="hps">llevar debidamente detallado su inventario y la fácil facturación de sus productos</text:span><text:s/><text:span text:style-name="hps">en línea</text:span><text:s/><text:span text:style-name="hps">para un mejor orden a la hora de realizar una venta de algún producto.</text:span><text:s/><text:span text:style-name="hps">Una</text:span><text:s/><text:span text:style-name="hps">descripción detallada del proyecto</text:span><text:s/><text:span text:style-name="hps">está disponible</text:span><text:s/><text:span text:style-name="hps">en el documento Visión y</text:span><text:s/><text:span text:style-name="hps">Alcance</text:span><text:s/><text:span text:style-name="hps">del Sistema de Facturación e inventario</text:span>.</text:p>
      <text:h text:style-name="Título2" text:outline-level="2"><text:bookmark-start text:name="_Toc439994672"/><text:bookmark-start text:name="_Toc421619675"/><text:bookmark-start text:name="_Toc421624423"/>Refere<text:bookmark-end text:name="_Toc439994672"/>ncias<text:bookmark-end text:name="_Toc421619675"/><text:bookmark-end text:name="_Toc421624423"/></text:h>
      <text:list text:style-name="LFO2" text:continue-numbering="true">
        <text:list-item>
          <text:p text:style-name="P90">LC Systems. Facturación e inventario Sistema, del documento Visión y alcance.</text:p>
        </text:list-item>
        <text:list-item>
          <text:p text:style-name="P91">LC Systems, documento Reglas de negocio.<text:s/></text:p>
        </text:list-item>
        <text:list-item>
          <text:p text:style-name="P92">LC Systems, documento Casos de Uso.</text:p>
        </text:list-item>
      </text:list>
      <text:h text:style-name="Título1" text:outline-level="1"><text:bookmark-start text:name="_Toc421619676"/><text:bookmark-start text:name="_Toc421624424"/>Descripción General<text:bookmark-end text:name="_Toc421619676"/><text:bookmark-end text:name="_Toc421624424"/></text:h>
      <text:h text:style-name="Título2" text:outline-level="2"><text:bookmark-start text:name="_Toc421619677"/><text:bookmark-start text:name="_Toc421624425"/>Perspectiva del producto<text:bookmark-end text:name="_Toc421619677"/><text:bookmark-end text:name="_Toc421624425"/></text:h>
      <text:p text:style-name="Normal"><text:span text:style-name="hps">El Sistema</text:span><text:s/><text:span text:style-name="hps">de facturación e inventario es</text:span><text:s/><text:span text:style-name="hps">un nuevo sistema que</text:span><text:s/><text:span text:style-name="hps">sustituye la facturación manual</text:span><text:s/><text:span text:style-name="hps">y el</text:span><text:span text:style-name="hps"><text:s/>control del inventario por medio de documentación física o en papel</text:span><text:s/><text:span text:style-name="hps">procesos</text:span><text:s/><text:span text:style-name="hps">actuales para</text:span><text:s/><text:span text:style-name="hps">llevar el control de los productos en el bazar</text:span>.</text:p>
      <text:h text:style-name="Título2" text:outline-level="2"><text:bookmark-start text:name="_Toc421619678"/><text:bookmark-start text:name="_Toc421624426"/>Clases de usuario y características<text:bookmark-end text:name="_Toc421619678"/><text:bookmark-end text:name="_Toc421624426"/></text:h>
      <table:table table:style-name="Table93">
        <table:table-columns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Normal">Patrón (favorecido)</text:p>
          </table:table-cell>
          <table:table-cell table:style-name="TableCell98">
            <text:p text:style-name="P99"><text:span text:style-name="hps">La propietaria del bazar Exclusividades Rosy desea tener un<text:s/></text:span><text:span text:style-name="hps">mejor control de los productos de su negocio. Al ser la única dueña o propietaria del negocio utilizara el sistema de facturación e inventario los seis días de la semana los cuales tenga atención al cliente.</text:span></text:p>
            <text:p text:style-name="P100"/>
            <text:p text:style-name="P101"/>
            <text:p text:style-name="P102"/>
            <text:p text:style-name="P103"/>
            <text:p text:style-name="P104"/>
            <text:p text:style-name="P105"/>
            <text:p text:style-name="P106"/>
            <text:p text:style-name="P107"/>
            <text:p text:style-name="P108"/>
            <text:p text:style-name="P109"/>
            <text:p text:style-name="P110"/>
            <text:p text:style-name="P111"/>
            <text:p text:style-name="P112"/>
            <text:p text:style-name="P113"/>
            <text:p text:style-name="P114"/>
            <text:p text:style-name="Normal"/>
          </table:table-cell>
        </table:table-row>
        <table:table-row table:style-name="TableRow115">
          <table:table-cell table:style-name="TableCell116">
            <text:p text:style-name="Normal"/>
          </table:table-cell>
          <table:table-cell table:style-name="TableCell117">
            <text:p text:style-name="Normal"/>
          </table:table-cell>
        </table:table-row>
        <table:table-row table:style-name="TableRow118">
          <table:table-cell table:style-name="TableCell119">
            <text:p text:style-name="Normal"/>
          </table:table-cell>
          <table:table-cell table:style-name="TableCell120">
            <text:p text:style-name="Normal"/>
          </table:table-cell>
        </table:table-row>
      </table:table>
      <text:h text:style-name="Título2" text:outline-level="2"><text:bookmark-start text:name="_Toc421619679"/><text:bookmark-start text:name="_Toc421624427"/><draw:frame draw:style-name="a1" draw:name="Imagen 38" text:anchor-type="as-char" svg:x="0in" svg:y="0in" svg:width="5.66667in" svg:height="4.20833in" style:rel-width="scale" style:rel-height="scale"><draw:image xlink:href="media/image1.png" xlink:type="simple" xlink:show="embed" xlink:actuate="onLoad"/><svg:title/><svg:desc/></draw:frame><text:bookmark-end text:name="_Toc421619679"/><text:bookmark-end text:name="_Toc421624427"/></text:h>
      <text:h text:style-name="Título2" text:outline-level="2"><text:bookmark-start text:name="_Toc421619680"/><text:bookmark-start text:name="_Toc421624428"/>Entorno de<text:s/>funcionamiento<text:bookmark-end text:name="_Toc421619680"/><text:bookmark-end text:name="_Toc421624428"/></text:h>
      <text:p text:style-name="Normal"/>
      <text:p text:style-name="Lista">OE-1:<text:tab/><text:span text:style-name="hps">El</text:span><text:s/><text:span text:style-name="hps">Sistema de Facturación e Inventario</text:span><text:s/><text:span text:style-name="hps">operará</text:span><text:s/><text:span text:style-name="hps">con los siguientes navegadores</text:span><text:s/><text:span text:style-name="hps">Web</text:span>:<text:s/><text:span text:style-name="hps">Microsoft Internet Explorer versiones 5.0 y 6.0</text:span>, <text:s/>Mozilla Firefox<text:s/><text:span text:style-name="hps">38.0.5</text:span><text:s/><text:span text:style-name="hps">y</text:span><text:s/><text:span text:style-name="hps">Google Crome 43.0.2357.81.</text:span></text:p>
      <text:h text:style-name="Título2" text:outline-level="2"><text:bookmark-start text:name="_Toc421619681"/><text:bookmark-start text:name="_Toc421624429"/>Diseño e implementación de restricciones<text:bookmark-end text:name="_Toc421619681"/><text:bookmark-end text:name="_Toc421624429"/></text:h>
      <text:p text:style-name="Lista">CO-1:<text:tab/><text:span text:style-name="hps">El</text:span><text:span text:style-name="hps"><text:s/>sistema deberá</text:span><text:s/><text:span text:style-name="hps">utilizar el motor de</text:span><text:s/><text:span text:style-name="hps">base de datos actual</text:span><text:s/><text:span text:style-name="hps">corporativa estándar</text:span><text:s/><text:span text:style-name="hps">de Oracle</text:span>.</text:p>
      <text:p text:style-name="Lista">CO-2:<text:tab/><text:span text:style-name="hps">Todo el código</text:span><text:s/><text:span text:style-name="hps">HTML</text:span><text:s/><text:span text:style-name="hps">debe cumplir con</text:span><text:s/><text:span text:style-name="hps">el estándar</text:span><text:s/><text:span text:style-name="hps">HTML</text:span><text:s/><text:span text:style-name="hps">4.0</text:span>.</text:p>
      <text:p text:style-name="Lista">CO-3:<text:tab/><text:span text:style-name="hps">Todos los guiones</text:span><text:span text:style-name="short_text"><text:s/></text:span><text:span text:style-name="hps">deberán</text:span><text:span text:style-name="short_text"><text:s/></text:span><text:span text:style-name="hps">estar escritos en</text:span><text:span text:style-name="short_text"><text:s/></text:span><text:span text:style-name="hps">Perl</text:span>.</text:p>
      <text:p text:style-name="Lista"/>
      <text:p text:style-name="Lista"/>
      <text:p text:style-name="Lista"/>
      <text:p text:style-name="Lista"/>
      <text:h text:style-name="Título2" text:outline-level="2"><text:bookmark-start text:name="_Toc421619682"/><text:bookmark-start text:name="_Toc421624430"/><text:soft-page-break/>Documentación de Usuario<text:bookmark-end text:name="_Toc421619682"/><text:bookmark-end text:name="_Toc421624430"/></text:h>
      <text:p text:style-name="Lista">UD-1:<text:tab/><text:span text:style-name="hps">El sistema</text:span><text:span text:style-name="hps"><text:s/>deberá</text:span><text:s/><text:span text:style-name="hps">proporcionar un</text:span><text:s/><text:span text:style-name="hps">sistema de ayuda</text:span><text:s/><text:span text:style-name="hps">jerárquica y</text:span><text:s/><text:span text:style-name="hps">reticulada</text:span><text:s/><text:span text:style-name="hps">en línea</text:span><text:s/><text:span text:style-name="hps">en HTML</text:span><text:s/><text:span text:style-name="hps">que describe</text:span><text:s/><text:span text:style-name="hps">e ilustra</text:span><text:s/><text:span text:style-name="hps">todas</text:span><text:s/><text:span text:style-name="hps">las funciones del sistema</text:span>.</text:p>
      <text:p text:style-name="P121">UD-2:<text:tab/><text:span text:style-name="hps">La</text:span><text:s/><text:span text:style-name="hps">primera</text:span><text:s/><text:span text:style-name="hps">vez que un nuevo</text:span><text:s/><text:span text:style-name="hps">usuario accede al</text:span><text:s/><text:span text:style-name="hps">sistema y</text:span><text:s/><text:span text:style-name="hps">en la</text:span><text:s/><text:span text:style-name="hps">demanda de los usuarios</text:span><text:s/><text:span text:style-name="hps">a partir de entonces</text:span>, el sistema<text:s/><text:span text:style-name="hps">deberá proporcionar</text:span><text:s/><text:span text:style-name="hps">un curso en línea</text:span>.</text:p>
      <text:h text:style-name="Título2" text:outline-level="2"><text:bookmark-start text:name="_Toc421619683"/><text:bookmark-start text:name="_Toc421624431"/>Suposiciones y dependencias<text:bookmark-end text:name="_Toc421619683"/><text:bookmark-end text:name="_Toc421624431"/></text:h>
      <text:p text:style-name="P122">AS-1:<text:tab/><text:span text:style-name="hps">El local</text:span><text:s/><text:span text:style-name="hps">estará abierto solo 6 días semanales</text:span><text:s/><text:span text:style-name="hps">en el que se</text:span><text:s/><text:span text:style-name="hps">espera que los empleados o usuarios</text:span><text:s/><text:span text:style-name="hps">entrar en el sitio</text:span>.</text:p>
      <text:h text:style-name="Título1" text:outline-level="1"><text:bookmark-start text:name="_Toc421619684"/><text:bookmark-start text:name="_Toc421624432"/>Características del Sistema<text:bookmark-end text:name="_Toc421619684"/><text:bookmark-end text:name="_Toc421624432"/></text:h>
      <text:h text:style-name="Título2" text:outline-level="2"><text:bookmark-start text:name="_Toc421619685"/><text:bookmark-start text:name="_Toc421624433"/>Ingresar Producto<text:bookmark-end text:name="_Toc421619685"/><text:bookmark-end text:name="_Toc421624433"/></text:h>
      <text:p text:style-name="level4">3.1.1<text:tab/><text:span text:style-name="hps">Descripci</text:span><text:span text:style-name="hps">ón y</text:span><text:span text:style-name="short_text"><text:s/></text:span><text:span text:style-name="hps">Prioridad</text:span></text:p>
      <text:p text:style-name="level4text"><text:span text:style-name="hps">La</text:span><text:s/><text:span text:style-name="hps">propietaria del bazar cuya identidad ha sido</text:span><text:s/><text:span text:style-name="hps">verificada</text:span><text:s/><text:span text:style-name="hps">puede ingresar nuevos productos en el inventario esto cada vez que se adquiera nuevos productos con los proveedores</text:span>.<text:s/><text:span text:style-name="hps">Prioridad</text:span><text:s/><text:span text:style-name="hps">alta</text:span>.</text:p>
      <text:p text:style-name="level4">3.1.2<text:tab/><text:span text:style-name="hps">Estímulo</text:span><text:span text:style-name="short_text"><text:s/></text:span><text:span text:style-name="hps">/</text:span><text:span text:style-name="short_text"><text:s/></text:span><text:span text:style-name="hps">Secuencias</text:span><text:span text:style-name="short_text"><text:s/></text:span><text:span text:style-name="hps">de Respuesta</text:span></text:p>
      <text:p text:style-name="stimulus">Estímulo:<text:tab/><text:span text:style-name="hps">Petición</text:span><text:s/><text:span text:style-name="hps">del propietario</text:span><text:s/><text:span text:style-name="hps">para ingresar un producto.</text:span></text:p>
      <text:p text:style-name="stimulus"><text:span text:style-name="hps">Respuesta</text:span>:<text:tab/><text:span text:style-name="hps">Sistema consulta al propietario</text:span><text:s/><text:span text:style-name="hps">los detalles del nuevo producto y la cantidad a ingresar.</text:span></text:p>
      <text:p text:style-name="stimulus"><text:span text:style-name="hps">Estímulo</text:span>:<text:tab/><text:span text:style-name="hps">Petición del propietario</text:span><text:span text:style-name="short_text"><text:s/></text:span><text:span text:style-name="hps">para guardar el producto</text:span>.</text:p>
      <text:p text:style-name="stimulus">Respuesta:<text:tab/><text:span text:style-name="hps">Si el estado</text:span><text:s/><text:span text:style-name="hps">es "</text:span>Aceptado",<text:s/><text:span text:style-name="hps">el sistema guardará el producto en la base de datos</text:span>.</text:p>
      <text:p text:style-name="stimulus">Estímulo:<text:tab/><text:span text:style-name="hps">Petición</text:span><text:s/>del propietario<text:s/><text:span text:style-name="hps">para cancelar el ingreso del nuevo producto</text:span>.</text:p>
      <text:p text:style-name="stimulus">Respuesta:<text:tab/><text:span text:style-name="hps">Si el estado</text:span><text:s/><text:span text:style-name="hps">es "</text:span>Aceptado"<text:s/><text:span text:style-name="hps">sistema cancela y no guarda ningún dato</text:span>.</text:p>
      <text:p text:style-name="level4">3.1.3<text:tab/><text:span text:style-name="hps">Requisitos funcionales</text:span></text:p>
      <table:table table:style-name="Table123">
        <table:table-columns>
          <table:table-column table:style-name="TableColumn124"/>
        </table:table-columns>
        <table:table-row table:style-name="TableRow125">
          <table:table-cell table:style-name="TableCell126">
            <text:p text:style-name="req"><text:span text:style-name="hps">Insertar</text:span>:<text:tab/><text:span text:style-name="hps">El sistema</text:span><text:s/><text:span text:style-name="hps">deberá</text:span><text:s/><text:span text:style-name="hps">permitir que el propietario</text:span><text:s/><text:span text:style-name="hps">que ha iniciado sesión</text:span><text:s/><text:span text:style-name="hps">en el</text:span><text:s/><text:span text:style-name="hps">sistema de facturación e inventario ingresar un nuevo producto</text:span>.</text:p>
            <text:p text:style-name="P127"/>
            <text:p text:style-name="req">Insertar. Fecha:<text:tab/><text:span text:style-name="hps">El sistema deberá</text:span><text:s/><text:span text:style-name="hps">tomar</text:span><text:s/><text:span text:style-name="hps">la fecha del sistema de la computadora al momento de insertar un nuevo<text:s/></text:span><text:span text:style-name="hps">producto.</text:span></text:p>
            <text:p text:style-name="P128"/>
          </table:table-cell>
        </table:table-row>
        <table:table-row table:style-name="TableRow129">
          <table:table-cell table:style-name="TableCell130">
            <text:p text:style-name="req">Insertar. Confirmar:<text:tab/><text:span text:style-name="hps">El sistema verificará que todos los campos estén llenos a la hora de insertar un nuevo producto</text:span></text:p>
            <text:p text:style-name="req"/>
            <text:p text:style-name="req">Insertar. Confirmar. Vacío:<text:tab/><text:span text:style-name="hps">Si a la hora de guardar un nuevo producto si los espacios del formulario se encuentra alguno vacío</text:span><text:span text:style-name="hps"><text:s/>el sistema notificara al usuario del error y no guardara los datos hasta que se hayan llenado respectivamente</text:span></text:p>
            <text:p text:style-name="req"/>
            <text:p text:style-name="req">Insertar. Confirmar. Éxito:<text:tab/>Si los datos fueron guardados con éxito el sistema le notificará al usuario que tuvo éxito al insertar el nuevo<text:s/><text:soft-page-break/>producto y actualizara la tabla donde muestra toda la lista de productos ingresados.</text:p>
            <text:p text:style-name="req">Insertar. Confirmar. Error: Si ocurre algún error cuando el usuario intente guardar los datos del producto, el sistema notificará que fallo a la hora de guardar y la razón del<text:s/>fallo.</text:p>
          </table:table-cell>
        </table:table-row>
        <text:soft-page-break/>
        <table:table-row table:style-name="TableRow131">
          <table:table-cell table:style-name="TableCell132">
            <text:p text:style-name="req"><text:span text:style-name="hps">Modificar</text:span>:<text:tab/><text:span text:style-name="hps">El sistema</text:span><text:s/><text:span text:style-name="hps">deberá</text:span><text:s/><text:span text:style-name="hps">permitir que el propietario</text:span><text:s/><text:span text:style-name="hps">que ha iniciado sesión</text:span><text:s/><text:span text:style-name="hps">en el</text:span><text:s/><text:span text:style-name="hps">sistema de facturación e inventario modificar un producto existente</text:span>.</text:p>
            <text:p text:style-name="req"/>
            <text:p text:style-name="P133"/>
          </table:table-cell>
        </table:table-row>
        <table:table-row table:style-name="TableRow134">
          <table:table-cell table:style-name="TableCell135">
            <text:p text:style-name="req">Modificar. Confirmar:<text:tab/><text:span text:style-name="hps">El sistema verificará que todos los campos estén llenos a la hora<text:s/></text:span><text:span text:style-name="hps">de modificar un producto.</text:span></text:p>
            <text:p text:style-name="req"/>
            <text:p text:style-name="req">Modificar.Confirmar.Vacío:<text:tab/><text:span text:style-name="hps">Si a la hora de modificar un producto si los espacios del formulario se encuentra alguno vacío el sistema notificara al usuario del error y no modificara los datos hasta que se hayan llenado respectivam</text:span><text:span text:style-name="hps">ente, hasta que se llenen.</text:span></text:p>
            <text:p text:style-name="req"/>
            <text:p text:style-name="req">Modificar.Confirmar.Exito:<text:tab/>Si los datos fueron modificados con éxito el sistema le notificará al usuario que tuvo éxito al modificar el producto y actualizara la tabla donde muestra toda la lista de productos existentes.</text:p>
            <text:p text:style-name="req">Modificar.Confirmar.Error: Si ocurre algún error cuando el usuario intente modificar los datos del producto, el sistema notificará que fallo a la hora de modificar y la razón del fallo.</text:p>
          </table:table-cell>
        </table:table-row>
        <table:table-row table:style-name="TableRow136">
          <table:table-cell table:style-name="TableCell137">
            <text:p text:style-name="req"><text:span text:style-name="hps">Eliminar</text:span>:<text:tab/><text:span text:style-name="hps">El sistema</text:span><text:s/><text:span text:style-name="hps">deberá</text:span><text:s/><text:span text:style-name="hps">permitir que el propietario</text:span><text:s/><text:span text:style-name="hps">que ha inicia</text:span><text:span text:style-name="hps">do sesión</text:span><text:s/><text:span text:style-name="hps">en el</text:span><text:s/><text:span text:style-name="hps">sistema de facturación e inventario eliminar un producto</text:span>.</text:p>
            <text:p text:style-name="P138"/>
          </table:table-cell>
        </table:table-row>
        <table:table-row table:style-name="TableRow139">
          <table:table-cell table:style-name="TableCell140">
            <text:p text:style-name="req">Eliminar. Confirmar:<text:tab/><text:span text:style-name="hps">El sistema verificará que todos los campos estén llenos a la hora de eliminar un producto existente.</text:span></text:p>
            <text:p text:style-name="req"/>
            <text:p text:style-name="req">Eliminar.Confirmar.Vacío:<text:tab/><text:span text:style-name="hps">A la hora de eliminar un produc</text:span><text:span text:style-name="hps">to si los espacios del formulario se encuentran alguno vacío el sistema notificara al usuario del error y no eliminará hasta que se hayan llenado respectivamente.</text:span></text:p>
            <text:p text:style-name="req"/>
            <text:p text:style-name="req">Eliminar.Confirmar.Exito:<text:tab/>Si los datos fueron eliminados con éxito el sistema le notificará<text:s/>al usuario que tuvo éxito al eliminar el producto y actualizara la tabla donde muestra toda la lista de productos.</text:p>
            <text:p text:style-name="req">Eliminar.Confirmar.Error: Si ocurre algún error cuando el usuario intente eliminar un producto, el sistema notificará que fallo a la hora de<text:s/>eliminar y la razón del fallo.</text:p>
          </table:table-cell>
        </table:table-row>
        <text:soft-page-break/>
        <table:table-row table:style-name="TableRow141">
          <table:table-cell table:style-name="TableCell142">
            <text:p text:style-name="req"><text:span text:style-name="hps">Consultar</text:span>:<text:tab/><text:span text:style-name="hps">El sistema</text:span><text:s/><text:span text:style-name="hps">deberá</text:span><text:s/><text:span text:style-name="hps">permitir que el propietario</text:span><text:s/><text:span text:style-name="hps">que ha iniciado sesión</text:span><text:s/><text:span text:style-name="hps">en el</text:span><text:s/><text:span text:style-name="hps">sistema de facturación e inventario consultar los productos</text:span>.</text:p>
            <text:p text:style-name="P143"/>
          </table:table-cell>
        </table:table-row>
        <table:table-row table:style-name="TableRow144">
          <table:table-cell table:style-name="TableCell145">
            <text:p text:style-name="req">Consultar.Confirmar:<text:tab/><text:span text:style-name="hps">El sistema muestra los productos</text:span></text:p>
            <text:p text:style-name="req"/>
            <text:p text:style-name="req">Insertar.Confirmar.Exito:<text:tab/>Si los datos fueron consultados con éxito el sistema muestra los productos existentes en el inventario.</text:p>
            <text:p text:style-name="req">Insertar.Confirmar.Error: Si ocurre algún error cuando el usuario intente consultar los <text:s/>productos, el sistema notificará que fallo a la hora de<text:s/>consultar y la razón del fallo.</text:p>
          </table:table-cell>
        </table:table-row>
        <table:table-row table:style-name="TableRow146">
          <table:table-cell table:style-name="TableCell147">
            <text:p text:style-name="req"><text:span text:style-name="hps">Facturar</text:span>:<text:tab/><text:span text:style-name="hps">El sistema</text:span><text:s/><text:span text:style-name="hps">deberá</text:span><text:s/><text:span text:style-name="hps">permitir que el propietario</text:span><text:s/><text:span text:style-name="hps">que ha iniciado sesión</text:span><text:s/><text:span text:style-name="hps">en el</text:span><text:s/><text:span text:style-name="hps">sistema de facturación e inventario ingresar un nuevo producto</text:span>.</text:p>
            <text:p text:style-name="req"/>
            <text:p text:style-name="req">Insertar.Fecha:<text:tab/><text:span text:style-name="hps">El sistema deberá</text:span><text:s/><text:span text:style-name="hps">tomar</text:span><text:s/><text:span text:style-name="hps">la fecha del sistema de la comput</text:span><text:span text:style-name="hps">adora al momento de realizar la factura.</text:span></text:p>
          </table:table-cell>
        </table:table-row>
        <table:table-row table:style-name="TableRow148">
          <table:table-cell table:style-name="TableCell149">
            <text:p text:style-name="req">Facturar.Confirmar:<text:tab/><text:span text:style-name="hps">El sistema toma los campos digitados y todos los productos ingresados en la factura y realiza la venta.</text:span></text:p>
            <text:p text:style-name="req"/>
            <text:p text:style-name="req">Facturar.Confirmar.Vacio:<text:tab/><text:span text:style-name="hps">Si a la hora de facturar si la factura se encuentra vacía el si</text:span><text:span text:style-name="hps">stema notificara al usuario del error y no efectúa la venta, hasta que se hayan llenado respectivamente.</text:span></text:p>
            <text:p text:style-name="req"/>
            <text:p text:style-name="req">Facturar.Confirmar.Exito:<text:tab/>Si los datos fueron cargados a la factura con éxito el sistema le notificará al usuario que tuvo éxito al facturar los <text:s/>productos y actualizara la tabla donde muestra toda la lista de productos existentes, restando la cantidad en el stock.</text:p>
            <text:p text:style-name="req">Facturar.Confirmar.Error: Si ocurre algún error cuando el usuario intente facturar, el sistema notificará que fallo a la hora de facturar y la razón del fallo.</text:p>
          </table:table-cell>
        </table:table-row>
      </table:table>
      <text:h text:style-name="Título2" text:outline-level="2"><text:bookmark-start text:name="_Toc421624434"/><text:bookmark-end text:name="_Toc421624434"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><text:bookmark-start text:name="_Toc421619686"/><text:bookmark-start text:name="_Toc439994690"/><text:bookmark-start text:name="_Toc421624435"/><text:soft-page-break/>Requisitos para la interfaz externa<text:bookmark-end text:name="_Toc421619686"/><text:bookmark-end text:name="_Toc421624435"/></text:h>
      <text:h text:style-name="Título2" text:outline-level="2"><text:bookmark-start text:name="_Toc421619687"/><text:bookmark-start text:name="_Toc421624436"/>Interfaz de usuario<text:bookmark-end text:name="_Toc421619687"/><text:bookmark-end text:name="_Toc421624436"/></text:h>
      <text:p text:style-name="P150">UI-1:<text:tab/>La pantalla Sistema facturación e inventario <text:s/>se ajusta a los estándares de internet como aplicación.</text:p>
      <text:p text:style-name="P151">IU-2:<text:s/><text:tab/>El sistema deberá proporcionar un enlace de<text:s/>ayuda que muestra la página HTML para explicar cómo usar ese sitio.<text:s/></text:p>
      <text:p text:style-name="P152">UI-3:<text:s/><text:tab/>Las páginas Web deberán permitir la navegación completa y selección de elemento de opciones mediante el teclado solo, además de utilizar combinaciones de ratón y teclado.</text:p>
      <text:p text:style-name="P153">UI-3:<text:tab/>La<text:s/>página cuenta con campos y botones de gran tamaño para su fácil uso, así mismo cada botón estará ilustrado con imágenes alusivas a la acción.</text:p>
      <text:p text:style-name="P154">UI-4:<text:tab/>El tipo de letra con el que cuenta la página es legible y entendible por el usuario.</text:p>
      <text:h text:style-name="Título2" text:outline-level="2"><text:bookmark-start text:name="_Toc439994684"/><text:bookmark-start text:name="_Toc421619688"/><text:bookmark-start text:name="_Toc421624437"/>Interfaces<text:bookmark-end text:name="_Toc439994684"/><text:s/>de Hardware<text:bookmark-end text:name="_Toc421619688"/><text:bookmark-end text:name="_Toc421624437"/></text:h>
      <text:p text:style-name="Normal">No se han identificado interfaces de hardware.</text:p>
      <text:h text:style-name="Título2" text:outline-level="2"><text:bookmark-start text:name="_Toc439994685"/><text:bookmark-start text:name="_Toc421619689"/><text:bookmark-start text:name="_Toc421624438"/>Interfaces<text:bookmark-end text:name="_Toc439994685"/><text:s/>de Software<text:bookmark-end text:name="_Toc421619689"/><text:bookmark-end text:name="_Toc421624438"/></text:h>
      <text:p text:style-name="P155">SI-1:<text:s/><text:span text:style-name="T156">Sistema de Facturación e inventario</text:span></text:p>
      <text:p text:style-name="P157">SI-1.1:<text:s/><text:tab/>Se transmitirá las cantidades de alimentos ordenados al Sistema de Inventario a través de una interfaz de programación.</text:p>
      <text:p text:style-name="P158">ES-1.2:<text:s/><text:tab/>Se deberá sondear el Inventario para determinar si un producto solicitado está disponible en cantidad.</text:p>
      <text:h text:style-name="Título2" text:outline-level="2"><text:bookmark-start text:name="_Toc439994686"/><text:bookmark-start text:name="_Toc421619690"/><text:bookmark-start text:name="_Toc421624439"/>Interfaces<text:bookmark-end text:name="_Toc439994686"/><text:s/>de Comunicación<text:bookmark-end text:name="_Toc421619690"/><text:bookmark-end text:name="_Toc421624439"/></text:h>
      <text:p text:style-name="P159">CI-1:<text:s/><text:tab/>El sistema enviará un mensaje de al usuario para confirmar la aceptación de una venta.</text:p>
      <text:p text:style-name="P160"/>
      <text:p text:style-name="P161">CI-2:<text:tab/><text:s/>El Sistema muestra mensajes informando al usuario los procedimientos accionados tales como ventas, un producto agotado.</text:p>
      <text:h text:style-name="Título1" text:outline-level="1"><text:bookmark-start text:name="_Toc421619691"/><text:bookmark-start text:name="_Toc421624440"/>Otros requisitos NO funcionales<text:bookmark-end text:name="_Toc421619691"/><text:bookmark-end text:name="_Toc421624440"/></text:h>
      <text:h text:style-name="Título2" text:outline-level="2"><text:bookmark-start text:name="_Toc421619692"/><text:bookmark-start text:name="_Toc421624441"/><text:bookmark-end text:name="_Toc439994690"/>Requisitos de desempeño<text:bookmark-end text:name="_Toc421619692"/><text:bookmark-end text:name="_Toc421624441"/></text:h>
      <text:p text:style-name="P162">PE-1:<text:s/><text:tab/>El sistema deberá adaptarse a un solo usuario durante cada sesión, ya que el sistema es usado en un solo local y por una persona a la vez. Duración de sesión es indefinida.</text:p>
      <text:p text:style-name="P163"/>
      <text:p text:style-name="P164">PE-2:<text:s/><text:tab/>Se desea que el sistema realice los procedimientos en el menor tiempo posible, brindando así una mayor eficiencia en el mismo.</text:p>
      <text:p text:style-name="P165"/>
      <text:p text:style-name="P166">PE-4:<text:s/><text:tab/>El sistema deberá mostrar mensajes de<text:s/>confirmación a los usuarios dentro de 5 segundos después de que el usuario envía información al sistema.</text:p>
      <text:p text:style-name="P167"/>
      <text:p text:style-name="P168"/>
      <text:p text:style-name="P169"/>
      <text:p text:style-name="P170"/>
      <text:h text:style-name="Título2" text:outline-level="2"><text:bookmark-start text:name="_Toc421619693"/><text:bookmark-start text:name="_Toc421624442"/><text:soft-page-break/>Requisitos de Seguridad<text:bookmark-end text:name="_Toc421619693"/><text:bookmark-end text:name="_Toc421624442"/></text:h>
      <text:p text:style-name="Normal">No se han identificado los requisitos de seguridad.</text:p>
      <text:p text:style-name="Normal"/>
      <text:p text:style-name="Normal"/>
      <text:h text:style-name="Título2" text:outline-level="2"><text:bookmark-start text:name="_Toc421619694"/><text:bookmark-start text:name="_Toc421624443"/>Requisitos de Seguridad<text:bookmark-end text:name="_Toc421619694"/><text:bookmark-end text:name="_Toc421624443"/></text:h>
      <text:p text:style-name="P171">SE-1:<text:s/><text:tab/>Todas las transacciones de red que involucran información financiera o información de identificación personal se realizan con seguridad.</text:p>
      <text:p text:style-name="P172">SE-2:<text:s/><text:tab/>Los usuarios estarán obligados a iniciar sesión en el sistema de facturación e inventario pedido al inicio del sistema.</text:p>
      <text:p text:style-name="P173">SE-3:<text:s/><text:tab/>Los clientes deberán conectarse de acuerdo con la política de acceso del sistema informático.</text:p>
      <text:p text:style-name="P174">SE-4:<text:s/><text:tab/>El sistema permitirá que sólo los miembros del personal del negocio que están en la lista de Administradores están autorizados para ingresar, modificar, eliminar y consultar el inventario.</text:p>
      <text:p text:style-name="P175">SE-5:<text:tab/>El sistema registra al usuario la hora y fecha que realiza un cambio tales como ventas, o acción con el <text:s/>inventario existente.</text:p>
      <text:h text:style-name="Título2" text:outline-level="2"><text:bookmark-start text:name="_Toc421619695"/><text:bookmark-start text:name="_Toc421624444"/>Atributos de calidad del Software<text:bookmark-end text:name="_Toc421619695"/><text:bookmark-end text:name="_Toc421624444"/></text:h>
      <text:p text:style-name="P176">Disponibilidad-1: El Sistema Facturación e inventario estará a disposición para<text:s/>su uso desde que se abra el negocio hasta su cierre.</text:p>
      <text:p text:style-name="P177">Robustez-1: Si la conexión entre el usuario y el sistema se rompe antes de una venta que es ya sea confirmada o cancelada, el Sistema Facturación e inventario deberá cancelar la acción, obligando a iniciar.</text:p>
      <text:p text:style-name="TOCEntry"><text:bookmark-start text:name="_Toc439994697"/>Apéndice A: Diccionario de datos y modelo de datos</text:p>
      <table:table table:style-name="Table178">
        <table:table-columns>
          <table:table-column table:style-name="TableColumn179"/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P184">Instrucciones de Facturación</text:p>
          </table:table-cell>
          <table:table-cell table:style-name="TableCell185">
            <text:p text:style-name="P186">=</text:p>
            <text:p text:style-name="P187">+</text:p>
            <text:p text:style-name="P188">+</text:p>
            <text:p text:style-name="P189">+</text:p>
            <text:p text:style-name="P190"/>
          </table:table-cell>
          <table:table-cell table:style-name="TableCell191">
            <text:p text:style-name="P192">Nombre del Local</text:p>
            <text:p text:style-name="P193">Número de teléfono del Local</text:p>
            <text:p text:style-name="P194">Fecha de la venta</text:p>
            <text:p text:style-name="P195">Productos en factura</text:p>
          </table:table-cell>
        </table:table-row>
        <table:table-row table:style-name="TableRow196">
          <table:table-cell table:style-name="TableCell197">
            <text:p text:style-name="P198">ID empleado</text:p>
          </table:table-cell>
          <table:table-cell table:style-name="TableCell199">
            <text:p text:style-name="P200">=</text:p>
          </table:table-cell>
          <table:table-cell table:style-name="TableCell201">
            <text:p text:style-name="P202">Empresa número de identificación del usuario; 6 caracteres<text:s/>cadena numérica</text:p>
            <text:p text:style-name="P203"/>
          </table:table-cell>
        </table:table-row>
        <table:table-row table:style-name="TableRow204">
          <table:table-cell table:style-name="TableCell205">
            <text:p text:style-name="P206">Descripción de los productos</text:p>
          </table:table-cell>
          <table:table-cell table:style-name="TableCell207">
            <text:p text:style-name="P208">=</text:p>
          </table:table-cell>
          <table:table-cell table:style-name="TableCell209">
            <text:p text:style-name="P210">Descripción de texto de un producto en la factura; máximo de 60 caracteres</text:p>
            <text:p text:style-name="P211"/>
          </table:table-cell>
        </table:table-row>
        <table:table-row table:style-name="TableRow212">
          <table:table-cell table:style-name="TableCell213">
            <text:p text:style-name="P214">Precio</text:p>
          </table:table-cell>
          <table:table-cell table:style-name="TableCell215">
            <text:p text:style-name="P216">=</text:p>
          </table:table-cell>
          <table:table-cell table:style-name="TableCell217">
            <text:p text:style-name="P218">El precio de los productos se encuentra establecido en colones.</text:p>
            <text:p text:style-name="P219"/>
          </table:table-cell>
        </table:table-row>
        <table:table-row table:style-name="TableRow220">
          <table:table-cell table:style-name="TableCell221">
            <text:p text:style-name="P222">Fecha factura</text:p>
          </table:table-cell>
          <table:table-cell table:style-name="TableCell223">
            <text:p text:style-name="P224">=</text:p>
          </table:table-cell>
          <table:table-cell table:style-name="TableCell225">
            <text:p text:style-name="P226">*La fecha de la factura tiene un<text:s/>formato DD<text:span text:style-name="T227">/</text:span>MM<text:span text:style-name="T228">/</text:span>AAAA.</text:p>
            <text:p text:style-name="P229"/>
          </table:table-cell>
        </table:table-row>
        <table:table-row table:style-name="TableRow230">
          <table:table-cell table:style-name="TableCell231">
            <text:p text:style-name="P232">Factura</text:p>
          </table:table-cell>
          <table:table-cell table:style-name="TableCell233">
            <text:p text:style-name="P234">=</text:p>
            <text:p text:style-name="P235">+</text:p>
            <text:p text:style-name="P236">+</text:p>
            <text:p text:style-name="P237"/>
            <text:p text:style-name="P238"/>
            <text:p text:style-name="P239"/>
            <text:p text:style-name="P240"/>
            <text:p text:style-name="P241"/>
            <text:p text:style-name="P242"/>
          </table:table-cell>
          <table:table-cell table:style-name="TableCell243">
            <text:p text:style-name="P244">Número de factura</text:p>
            <text:p text:style-name="P245">Fecha de factura</text:p>
            <text:p text:style-name="P246">Instrucciones de venta</text:p>
            <text:p text:style-name="P247"/>
          </table:table-cell>
        </table:table-row>
        <text:soft-page-break/>
        <table:table-row table:style-name="TableRow248">
          <table:table-cell table:style-name="TableCell249">
            <text:p text:style-name="P250">Número de factura</text:p>
          </table:table-cell>
          <table:table-cell table:style-name="TableCell251">
            <text:p text:style-name="P252">=</text:p>
          </table:table-cell>
          <table:table-cell table:style-name="TableCell253">
            <text:p text:style-name="P254"><text:s/>Un entero único, secuencial que el sistema asigna a cada pedido de comida aceptado; valor inicial es 1</text:p>
            <text:p text:style-name="P255"/>
          </table:table-cell>
        </table:table-row>
        <table:table-row table:style-name="TableRow256">
          <table:table-cell table:style-name="TableCell257">
            <text:p text:style-name="P258">Pago de la factura</text:p>
          </table:table-cell>
          <table:table-cell table:style-name="TableCell259">
            <text:p text:style-name="P260">=</text:p>
            <text:p text:style-name="P261">+</text:p>
            <text:p text:style-name="P262">+</text:p>
          </table:table-cell>
          <table:table-cell table:style-name="TableCell263">
            <text:p text:style-name="P264">Monto del pago</text:p>
            <text:p text:style-name="P265">Método de pago</text:p>
            <text:p text:style-name="P266">(nómina número de transacción deducción)</text:p>
            <text:p text:style-name="P267"/>
          </table:table-cell>
        </table:table-row>
        <table:table-row table:style-name="TableRow268">
          <table:table-cell table:style-name="TableCell269">
            <text:p text:style-name="P270">Fecha del factura</text:p>
          </table:table-cell>
          <table:table-cell table:style-name="TableCell271">
            <text:p text:style-name="P272">=</text:p>
          </table:table-cell>
          <table:table-cell table:style-name="TableCell273">
            <text:p text:style-name="P274">La fecha con la que se registra formato DD / MM / AAAA</text:p>
            <text:p text:style-name="P275"/>
          </table:table-cell>
        </table:table-row>
        <table:table-row table:style-name="TableRow276">
          <table:table-cell table:style-name="TableCell277">
            <text:p text:style-name="P278">Productos facturados</text:p>
          </table:table-cell>
          <table:table-cell table:style-name="TableCell279">
            <text:p text:style-name="P280">=</text:p>
            <text:p text:style-name="P281">+</text:p>
          </table:table-cell>
          <table:table-cell table:style-name="TableCell282">
            <text:p text:style-name="P283">Factura</text:p>
            <text:p text:style-name="P284">Cantidad</text:p>
            <text:p text:style-name="P285"/>
          </table:table-cell>
        </table:table-row>
        <table:table-row table:style-name="TableRow286">
          <table:table-cell table:style-name="TableCell287">
            <text:p text:style-name="P288">Patrón</text:p>
          </table:table-cell>
          <table:table-cell table:style-name="TableCell289">
            <text:p text:style-name="P290">=</text:p>
            <text:p text:style-name="P291">+</text:p>
            <text:p text:style-name="P292">+</text:p>
            <text:p text:style-name="P293">+</text:p>
            <text:p text:style-name="P294"/>
          </table:table-cell>
          <table:table-cell table:style-name="TableCell295">
            <text:p text:style-name="P296">Nombre del Local</text:p>
            <text:p text:style-name="P297">ID empleado - usuario</text:p>
            <text:p text:style-name="P298">Número<text:s/>teléfono del Local</text:p>
            <text:p text:style-name="P299">Ubicación del Local</text:p>
          </table:table-cell>
        </table:table-row>
        <table:table-row table:style-name="TableRow300">
          <table:table-cell table:style-name="TableCell301">
            <text:p text:style-name="P302">Ubicación del Local</text:p>
          </table:table-cell>
          <table:table-cell table:style-name="TableCell303">
            <text:p text:style-name="P304">=</text:p>
          </table:table-cell>
          <table:table-cell table:style-name="TableCell305">
            <text:p text:style-name="P306">Nombre de la ubicación y que se coloca en la factura; Alfanumérica de 50 caracteres</text:p>
            <text:p text:style-name="P307"/>
          </table:table-cell>
        </table:table-row>
        <table:table-row table:style-name="TableRow308">
          <table:table-cell table:style-name="TableCell309">
            <text:p text:style-name="P310">Nombre del usuario</text:p>
          </table:table-cell>
          <table:table-cell table:style-name="TableCell311">
            <text:p text:style-name="P312">=</text:p>
          </table:table-cell>
          <table:table-cell table:style-name="TableCell313">
            <text:p text:style-name="P314">Nombre del usuario que realiza la factura; Alfanumérica de 30 caracteres</text:p>
            <text:p text:style-name="P315"/>
          </table:table-cell>
        </table:table-row>
        <table:table-row table:style-name="TableRow316">
          <table:table-cell table:style-name="TableCell317">
            <text:p text:style-name="P318">Monto de<text:s/>pago</text:p>
          </table:table-cell>
          <table:table-cell table:style-name="TableCell319">
            <text:p text:style-name="P320">=</text:p>
          </table:table-cell>
          <table:table-cell table:style-name="TableCell321">
            <text:p text:style-name="P322">El precio total de la factura en colones.</text:p>
            <text:p text:style-name="P323"/>
          </table:table-cell>
        </table:table-row>
        <table:table-row table:style-name="TableRow324">
          <table:table-cell table:style-name="TableCell325">
            <text:p text:style-name="P326">Cantidad producto en factura</text:p>
          </table:table-cell>
          <table:table-cell table:style-name="TableCell327">
            <text:p text:style-name="P328">=</text:p>
          </table:table-cell>
          <table:table-cell table:style-name="TableCell329">
            <text:p text:style-name="P330">El número de unidades de cada producto se registra, por defecto = 1; máximo = cantidad actualmente que se encuentra en el inventario</text:p>
            <text:p text:style-name="P331"/>
          </table:table-cell>
        </table:table-row>
        <table:table-row table:style-name="TableRow332">
          <table:table-cell table:style-name="TableCell333">
            <text:p text:style-name="P334">Descripción del producto</text:p>
          </table:table-cell>
          <table:table-cell table:style-name="TableCell335">
            <text:p text:style-name="P336">=</text:p>
          </table:table-cell>
          <table:table-cell table:style-name="TableCell337">
            <text:p text:style-name="P338">Descripción<text:s/>de texto de un producto especial del día; máximo de 100 caracteres</text:p>
            <text:p text:style-name="P339"/>
          </table:table-cell>
        </table:table-row>
      </table:table>
      <text:p text:style-name="Normal"/>
      <text:p text:style-name="Normal"/>
      <text:soft-page-break/>
      <text:p text:style-name="TOCEntry"><draw:frame draw:z-index="251684864" draw:id="id0" draw:style-name="a2" draw:name="Text Box 5" text:anchor-type="paragraph" svg:x="2.6in" svg:y="5.21875in" svg:width="1.22639in" svg:height="0.34375in" style:rel-width="scale" style:rel-height="scale"><draw:text-box><text:p text:style-name="box">Fin</text:p></draw:text-box><svg:title/><svg:desc/></draw:frame><draw:connector draw:type="line" svg:x1="2.56875in" svg:y1="5.45833in" svg:x2="1.46458in" svg:y2="5.45833in" draw:z-index="251693056" draw:id="id1" draw:style-name="a3" draw:name="Line 22" text:anchor-type="paragraph"><svg:title/><svg:desc/></draw:connector><draw:connector draw:type="line" svg:x1="1.46389in" svg:y1="5.45833in" svg:x2="1.45417in" svg:y2="4.64583in" draw:z-index="251691008" draw:id="id2" draw:style-name="a4" draw:name="Line 22" text:anchor-type="paragraph"><svg:title/><svg:desc/></draw:connector><draw:connector draw:type="line" svg:x1="3.83958in" svg:y1="5.45833in" svg:x2="4.54791in" svg:y2="5.45833in" draw:z-index="251688960" draw:id="id3" draw:style-name="a5" draw:name="Line 22" text:anchor-type="paragraph"><svg:title/><svg:desc/></draw:connector><draw:connector draw:type="line" svg:x1="4.55764in" svg:y1="5.44792in" svg:x2="4.5375in" svg:y2="4.375in" draw:z-index="251686912" draw:id="id4" draw:style-name="a6" draw:name="Line 22" text:anchor-type="paragraph"><svg:title/><svg:desc/></draw:connector><draw:g draw:z-index="251659264" draw:name="Grupo 33" draw:id="id22" draw:style-name="a23" text:anchor-type="paragraph"><svg:title/><svg:desc/><draw:g draw:name="Group 3" draw:id="id20"><svg:title/><svg:desc/><draw:frame draw:id="id5" draw:style-name="a7" draw:name="Text Box 4" svg:x="2.28472in" svg:y="0in" svg:width="1.15903in" svg:height="0.53125in" style:rel-width="scale" style:rel-height="scale"><draw:text-box><text:p text:style-name="box">Logueo</text:p></draw:text-box><svg:title/><svg:desc/></draw:frame><draw:frame draw:id="id6" draw:style-name="a8" draw:name="Text Box 5" svg:x="0.76944in" svg:y="1.90625in" svg:width="1.22639in" svg:height="0.53125in" style:rel-width="scale" style:rel-height="scale"><draw:text-box><text:p text:style-name="box">Facturación</text:p></draw:text-box><svg:title/><svg:desc/></draw:frame><draw:frame draw:id="id7" draw:style-name="a9" draw:name="Text Box 6" svg:x="0.94375in" svg:y="4.10417in" svg:width="1.0625in" svg:height="0.53125in" style:rel-width="scale" style:rel-height="scale"><draw:text-box><text:p text:style-name="box">Pago de factura</text:p></draw:text-box><svg:title/><svg:desc/></draw:frame><draw:frame draw:id="id8" draw:style-name="a10" draw:name="Text Box 9" svg:x="4.00625in" svg:y="1.63542in" svg:width="1.0625in" svg:height="0.86458in" style:rel-width="scale" style:rel-height="scale"><draw:text-box><text:p text:style-name="box"/><text:p text:style-name="box">Inventario</text:p></draw:text-box><svg:title/><svg:desc/></draw:frame><draw:custom-shape svg:x="0.0375in" svg:y="2.71875in" svg:width="2.84653in" svg:height="0.875in" draw:id="id9" draw:style-name="a11" draw:name="AutoShape 10"><svg:title/><svg:desc/><text:p text:style-name="box">Ingresar productos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draw:custom-shape svg:x="1.475in" svg:y="0.83333in" svg:width="2.76319in" svg:height="0.6875in" draw:id="id10" draw:style-name="a12" draw:name="AutoShape 11"><svg:title/><svg:desc/><text:p text:style-name="box">Menú<text:s/>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draw:custom-shape svg:x="3.56111in" svg:y="2.80208in" svg:width="1.94514in" svg:height="1.5625in" draw:id="id11" draw:style-name="a13" draw:name="AutoShape 12"><svg:title/><svg:desc/><text:p text:style-name="P340">Ingresar</text:p><text:p text:style-name="P341">Modificar<text:s/></text:p><text:p text:style-name="P342">Eliminar</text:p><text:p text:style-name="P343">Consultar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draw:connector draw:type="line" svg:x1="2.85in" svg:y1="0.8125in" svg:x2="2.85in" svg:y2="0.53125in" draw:id="id12" draw:style-name="a14" draw:name="Line 15"><svg:title/><svg:desc/></draw:connector><draw:connector draw:type="line" svg:x1="1.50903in" svg:y1="1.90625in" svg:x2="1.475in" svg:y2="1.17708in" draw:id="id13" draw:style-name="a15" draw:name="Line 16"><svg:title/><svg:desc/></draw:connector><draw:connector draw:type="line" svg:x1="4.23819in" svg:y1="1.61458in" svg:x2="4.23819in" svg:y2="1.17708in" draw:id="id14" draw:style-name="a16" draw:name="Line 18"><svg:title/><svg:desc/></draw:connector><draw:connector draw:type="line" svg:x1="1.45417in" svg:y1="2.70833in" svg:x2="1.45417in" svg:y2="2.42708in" draw:id="id15" draw:style-name="a17" draw:name="Line 19"><svg:title/><svg:desc/></draw:connector><draw:connector draw:type="line" svg:x1="4.5375in" svg:y1="2.79167in" svg:x2="4.5375in" svg:y2="2.51042in" draw:id="id16" draw:style-name="a18" draw:name="Line 20"><svg:title/><svg:desc/></draw:connector><draw:connector draw:type="line" svg:x1="1.475in" svg:y1="4.10417in" svg:x2="1.46458in" svg:y2="3.59375in" draw:id="id17" draw:style-name="a19" draw:name="Line 22"><svg:title/><svg:desc/></draw:connector><draw:frame draw:id="id18" draw:style-name="a20" draw:name="Text Box 25" svg:x="2.98542in" svg:y="0.58333in" svg:width="0.375in" svg:height="0.28125in" style:rel-width="scale" style:rel-height="scale"><draw:text-box><text:p text:style-name="cardinality">1</text:p></draw:text-box><svg:title/><svg:desc/></draw:frame><draw:frame draw:id="id19" draw:style-name="a21" draw:name="Text Box 29" svg:x="1.39167in" svg:y="2.4375in" svg:width="0.375in" svg:height="0.28125in" style:rel-width="scale" style:rel-height="scale"><draw:text-box><text:p text:style-name="cardinality">1</text:p></draw:text-box><svg:title/><svg:desc/></draw:frame></draw:g><draw:frame draw:id="id21" draw:style-name="a22" draw:name="Text Box 35" svg:x="0.09236in" svg:y="6.27083in" svg:width="6.28611in" svg:height="0.60417in" style:rel-width="scale" style:rel-height="scale"><draw:text-box><text:p text:style-name="FigNum">Figure 2</text:p><text:p text:style-name="Descripción">Modelo de datos parcial para<text:s/>la versión 1.0</text:p></draw:text-box><svg:title/><svg:desc/></draw:frame></draw:g></text:p>
      <text:soft-page-break/>
      <text:p text:style-name="P344">Apéndice B:<text:s/><text:bookmark-end text:name="_Toc439994697"/>Modelo de análisis</text:p>
      <text:p text:style-name="Normal"><draw:g draw:z-index="251660288" draw:name="Grupo 1" draw:id="id50" draw:style-name="a55" text:anchor-type="paragraph"><svg:title/><svg:desc/><draw:g draw:name="Group 37" draw:id="id48"><svg:title/><svg:desc/><draw:connector draw:type="line" svg:x1="2.51389in" svg:y1="3.96875in" svg:x2="2.51389in" svg:y2="4.69792in" draw:id="id23" draw:style-name="a25" draw:name="Line 46"><svg:title/><svg:desc/></draw:connector><draw:frame draw:id="id24" draw:style-name="a26" draw:name="Text Box 38" svg:x="1.75347in" svg:y="1.17708in" svg:width="1.5in" svg:height="0.4375in" style:rel-width="scale" style:rel-height="scale"><draw:text-box><text:p text:style-name="P345">Menú</text:p></draw:text-box><svg:title/><svg:desc/></draw:frame><draw:frame draw:id="id25" draw:style-name="a27" draw:name="Text Box 39" svg:x="1.78472in" svg:y="4.69792in" svg:width="1.5in" svg:height="0.53125in" style:rel-width="scale" style:rel-height="scale"><draw:text-box><text:p text:style-name="P346">Realizar Pago</text:p></draw:text-box><svg:title/><svg:desc/></draw:frame><draw:frame draw:id="id26" draw:style-name="a28" draw:name="Text Box 40" svg:x="1.78472in" svg:y="5.92708in" svg:width="1.5in" svg:height="0.4375in" style:rel-width="scale" style:rel-height="scale"><draw:text-box><text:p text:style-name="P347">Fin</text:p></draw:text-box><svg:title/><svg:desc/></draw:frame><draw:frame draw:id="id27" draw:style-name="a29" draw:name="Text Box 41" svg:x="1.76389in" svg:y="2.42708in" svg:width="1.5in" svg:height="0.4375in" style:rel-width="scale" style:rel-height="scale"><draw:text-box><text:p text:style-name="P348">Facturación</text:p></draw:text-box><svg:title/><svg:desc/></draw:frame><draw:frame draw:id="id28" draw:style-name="a30" draw:name="Text Box 42" svg:x="1.78472in" svg:y="3.53125in" svg:width="1.5in" svg:height="0.61458in" style:rel-width="scale" style:rel-height="scale"><draw:text-box><text:p text:style-name="P349">Registrar</text:p><text:p text:style-name="P350">Productos</text:p></draw:text-box><svg:title/><svg:desc/></draw:frame><draw:frame draw:id="id29" draw:style-name="a31" draw:name="Text Box 43" svg:x="4.13125in" svg:y="2.40625in" svg:width="1.5in" svg:height="0.4375in" style:rel-width="scale" style:rel-height="scale"><draw:text-box><text:p text:style-name="P351">Cancelado</text:p></draw:text-box><svg:title/><svg:desc/></draw:frame><draw:connector draw:type="line" svg:x1="2.47222in" svg:y1="1.61458in" svg:x2="2.47222in" svg:y2="2.42708in" draw:id="id30" draw:style-name="a33" draw:name="Line 44"><svg:title/><svg:desc/></draw:connector><draw:connector draw:type="line" svg:x1="2.49306in" svg:y1="2.86458in" svg:x2="2.49306in" svg:y2="3.53125in" draw:id="id31" draw:style-name="a35" draw:name="Line 45"><svg:title/><svg:desc/></draw:connector><draw:connector draw:type="line" svg:x1="2.53472in" svg:y1="5.22917in" svg:x2="2.51389in" svg:y2="5.92708in" draw:id="id32" draw:style-name="a37" draw:name="Line 47"><svg:title/><svg:desc/></draw:connector><draw:connector draw:type="line" svg:x1="3.26389in" svg:y1="2.65625in" svg:x2="4.0375in" svg:y2="2.65625in" draw:id="id33" draw:style-name="a39" draw:name="Line 48"><svg:title/><svg:desc/></draw:connector><draw:g draw:name="Group 52" draw:id="id36"><svg:title/><svg:desc/><draw:connector draw:type="line" svg:x1="4.57917in" svg:y1="3.75in" svg:x2="4.57917in" svg:y2="2.85417in" draw:id="id34" draw:style-name="a41" draw:name="Line 53"><svg:title/><svg:desc/></draw:connector><draw:connector draw:type="line" svg:x1="3.28472in" svg:y1="3.75in" svg:x2="4.56875in" svg:y2="3.75in" draw:id="id35" draw:style-name="a42" draw:name="Line 54"><svg:title/><svg:desc/></draw:connector></draw:g><draw:g draw:name="Group 55" draw:id="id40"><svg:title/><svg:desc/><draw:connector draw:type="line" svg:x1="1.78472in" svg:y1="4.94792in" svg:x2="0.90972in" svg:y2="4.94792in" draw:id="id37" draw:style-name="a43" draw:name="Line 56"><svg:title/><svg:desc/></draw:connector><draw:connector draw:type="line" svg:x1="0.90972in" svg:y1="4.94792in" svg:x2="0.90972in" svg:y2="2.65625in" draw:id="id38" draw:style-name="a44" draw:name="Line 57"><svg:title/><svg:desc/></draw:connector><draw:connector draw:type="line" svg:x1="0.90972in" svg:y1="2.65625in" svg:x2="1.76389in" svg:y2="2.65625in" draw:id="id39" draw:style-name="a46" draw:name="Line 58"><svg:title/><svg:desc/></draw:connector></draw:g><draw:frame draw:id="id41" draw:style-name="a47" draw:name="Text Box 59" svg:x="2.46181in" svg:y="5.26042in" svg:width="1.20833in" svg:height="0.5in" style:rel-width="scale" style:rel-height="scale"><draw:text-box><text:p text:style-name="label">Pago y se genera factura</text:p></draw:text-box><svg:title/><svg:desc/></draw:frame><draw:frame draw:id="id42" draw:style-name="a48" draw:name="Text Box 60" svg:x="0.86806in" svg:y="4.09375in" svg:width="1.35694in" svg:height="0.44792in" style:rel-width="scale" style:rel-height="scale"><draw:text-box><text:p text:style-name="label">Registrar otros productos</text:p></draw:text-box><svg:title/><svg:desc/></draw:frame><draw:frame draw:id="id43" draw:style-name="a49" draw:name="Text Box 61" svg:x="3.79514in" svg:y="3.53125in" svg:width="1.47639in" svg:height="0.5in" style:rel-width="scale" style:rel-height="scale"><draw:text-box><text:p text:style-name="label">Factura cancelada</text:p></draw:text-box><svg:title/><svg:desc/></draw:frame><draw:frame draw:id="id44" draw:style-name="a50" draw:name="Text Box 62" svg:x="2.46181in" svg:y="2.95833in" svg:width="1.66944in" svg:height="0.5in" style:rel-width="scale" style:rel-height="scale"><draw:text-box><text:p text:style-name="label">Se verifica la existencia en la base de datos</text:p></draw:text-box><svg:title/><svg:desc/></draw:frame><draw:frame draw:id="id45" draw:style-name="a51" draw:name="Text Box 63" svg:x="2.48264in" svg:y="4.0625in" svg:width="1.29167in" svg:height="0.5in" style:rel-width="scale" style:rel-height="scale"><draw:text-box><text:p text:style-name="label"/></draw:text-box><svg:title/><svg:desc/></draw:frame><draw:frame draw:id="id46" draw:style-name="a52" draw:name="Text Box 64" svg:x="2.43056in" svg:y="1.72917in" svg:width="1.46111in" svg:height="0.5in" style:rel-width="scale" style:rel-height="scale"><draw:text-box><text:p text:style-name="label">Se<text:s/>inicia el registro de productos</text:p></draw:text-box><svg:title/><svg:desc/></draw:frame><draw:frame draw:id="id47" draw:style-name="a53" draw:name="Text Box 66" svg:x="3.25347in" svg:y="2.4375in" svg:width="0.83611in" svg:height="0.5in" style:rel-width="scale" style:rel-height="scale"><draw:text-box><text:p text:style-name="label">Factura cancelada</text:p></draw:text-box><svg:title/><svg:desc/></draw:frame></draw:g><draw:frame draw:id="id49" draw:style-name="a54" draw:name="Text Box 67" svg:x="0.54792in" svg:y="6.84375in" svg:width="4.72361in" svg:height="0.60417in" style:rel-width="scale" style:rel-height="scale"><draw:text-box><text:p text:style-name="FigNum">Figure 3</text:p><text:p text:style-name="Descripción"/></draw:text-box><svg:title/><svg:desc/></draw:frame></draw:g><draw:connector draw:type="line" svg:x1="6.52708in" svg:y1="5.68125in" svg:x2="3.30833in" svg:y2="5.69167in" draw:z-index="251682816" draw:id="id51" draw:style-name="a57" draw:name="Line 44" text:anchor-type="paragraph"><svg:title/><svg:desc/></draw:connector><draw:connector draw:type="line" svg:x1="6.52986in" svg:y1="4.775in" svg:x2="6.52986in" svg:y2="5.68125in" draw:z-index="251680768" draw:id="id52" draw:style-name="a58" draw:name="Line 54" text:anchor-type="paragraph"><svg:title/><svg:desc/></draw:connector><draw:connector draw:type="line" svg:x1="5.14167in" svg:y1="4.41042in" svg:x2="5.7375in" svg:y2="4.42014in" draw:z-index="251678720" draw:id="id53" draw:style-name="a59" draw:name="Line 54" text:anchor-type="paragraph"><svg:title/><svg:desc/></draw:connector><draw:frame draw:z-index="251676672" draw:id="id54" draw:style-name="a60" draw:name="Text Box 38" text:anchor-type="paragraph" svg:x="5.76667in" svg:y="3.66042in" svg:width="1.5in" svg:height="1.11389in" style:rel-width="scale" style:rel-height="scale"><draw:text-box><text:p text:style-name="P352">Ingresar</text:p><text:p text:style-name="P353">Modificar</text:p><text:p text:style-name="P354">Eliminar</text:p><text:p text:style-name="P355">Consultar</text:p></draw:text-box><svg:title/><svg:desc/></draw:frame><draw:connector draw:type="line" svg:x1="6.50625in" svg:y1="3.13958in" svg:x2="6.51667in" svg:y2="3.63958in" draw:z-index="251674624" draw:id="id55" draw:style-name="a62" draw:name="Line 44" text:anchor-type="paragraph"><svg:title/><svg:desc/></draw:connector><draw:connector draw:type="line" svg:x1="5.13125in" svg:y1="4.41042in" svg:x2="5.13125in" svg:y2="2.43125in" draw:z-index="251672576" draw:id="id56" draw:style-name="a64" draw:name="Line 44" text:anchor-type="paragraph"><svg:title/><svg:desc/></draw:connector><draw:connector draw:type="line" svg:x1="2.46181in" svg:y1="0.44167in" svg:x2="2.46181in" svg:y2="0.71181in" draw:z-index="251670528" draw:id="id57" draw:style-name="a66" draw:name="Line 44" text:anchor-type="paragraph"><svg:title/><svg:desc/></draw:connector><draw:frame draw:z-index="251668480" draw:id="id58" draw:style-name="a67" draw:name="Text Box 38" text:anchor-type="paragraph" svg:x="1.73958in" svg:y="0.00972in" svg:width="1.5in" svg:height="0.4375in" style:rel-width="scale" style:rel-height="scale"><draw:text-box><text:p text:style-name="P356">Logueo</text:p></draw:text-box><svg:title/><svg:desc/></draw:frame><draw:connector draw:type="line" svg:x1="6.61042in" svg:y1="1.025in" svg:x2="6.62014in" svg:y2="2.68125in" draw:z-index="251662336" draw:id="id59" draw:style-name="a69" draw:name="Line 58" text:anchor-type="paragraph"><svg:title/><svg:desc/></draw:connector><draw:frame draw:z-index="251666432" draw:id="id60" draw:style-name="a70" draw:name="Text Box 38" text:anchor-type="paragraph" svg:x="5.69375in" svg:y="2.69167in" svg:width="1.5in" svg:height="0.4375in" style:rel-width="scale" style:rel-height="scale"><draw:text-box><text:p text:style-name="P357">Inventario</text:p></draw:text-box><svg:title/><svg:desc/></draw:frame><draw:connector draw:type="line" svg:x1="6.60764in" svg:y1="1.03542in" svg:x2="3.28472in" svg:y2="1.03542in" draw:z-index="251664384" draw:id="id61" draw:style-name="a71" draw:name="Line 54" text:anchor-type="paragraph"><svg:title/><svg:desc/></draw:connector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222in" fo:margin-bottom="0.1111in" style:line-height-at-least="0.1666in"/>
      <style:text-properties fo:font-weight="bold" style:font-weight-asian="bold" style:letter-kerning="true" fo:font-size="18pt" style:font-size-asian="18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666in" fo:margin-bottom="0.0833in" style:line-height-at-least="0.1666in"/>
      <style:text-properties fo:font-weight="bold" style:font-weight-asian="bold" fo:font-size="14pt" style:font-size-asian="14pt" fo:hyphenate="false"/>
    </style:style>
    <style:style style:name="Título3" style:display-name="Título 3" style:family="paragraph" style:parent-style-name="Normal" style:next-style-name="Normal" style:default-outline-level="3">
      <style:paragraph-properties fo:margin-top="0.1666in" fo:margin-bottom="0.1666in"/>
      <style:text-properties fo:font-weight="bold" style:font-weight-asian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text-align="justify" fo:margin-top="0.1666in" fo:margin-bottom="0.0416in" fo:line-height="0.1527in"/>
      <style:text-properties fo:font-weight="bold" style:font-weight-asian="bold" fo:font-style="italic" style:font-style-asian="italic" fo:font-size="11pt" style:font-size-asian="11pt" fo:hyphenate="false"/>
    </style:style>
    <style:style style:name="Título5" style:display-name="Título 5" style:family="paragraph" style:parent-style-name="Normal" style:next-style-name="Normal" style:default-outline-level="5">
      <style:paragraph-properties fo:text-align="justify" fo:margin-top="0.1666in" fo:margin-bottom="0.0416in" fo:line-height="0.1527in"/>
      <style:text-properties style:font-name="Arial" fo:font-size="11pt" style:font-size-asian="11pt" fo:hyphenate="false"/>
    </style:style>
    <style:style style:name="Título6" style:display-name="Título 6" style:family="paragraph" style:parent-style-name="Normal" style:next-style-name="Normal" style:default-outline-level="6">
      <style:paragraph-properties fo:text-align="justify" fo:margin-top="0.1666in" fo:margin-bottom="0.0416in" fo:line-height="0.1527in"/>
      <style:text-properties style:font-name="Arial" fo:font-style="italic" style:font-style-asian="italic" fo:font-size="11pt" style:font-size-asian="11pt" fo:hyphenate="false"/>
    </style:style>
    <style:style style:name="Título7" style:display-name="Título 7" style:family="paragraph" style:parent-style-name="Normal" style:next-style-name="Normal" style:default-outline-level="7">
      <style:paragraph-properties fo:text-align="justify" fo:margin-top="0.1666in" fo:margin-bottom="0.0416in" fo:line-height="0.1527in"/>
      <style:text-properties style:font-name="Arial" fo:font-size="10pt" style:font-size-asian="10pt" fo:hyphenate="false"/>
    </style:style>
    <style:style style:name="Título8" style:display-name="Título 8" style:family="paragraph" style:parent-style-name="Normal" style:next-style-name="Normal" style:default-outline-level="8">
      <style:paragraph-properties fo:text-align="justify" fo:margin-top="0.1666in" fo:margin-bottom="0.0416in" fo:line-height="0.1527in"/>
      <style:text-properties style:font-name="Arial" fo:font-style="italic" style:font-style-asian="italic" fo:font-size="10pt" style:font-size-asian="10pt" fo:hyphenate="false"/>
    </style:style>
    <style:style style:name="Título9" style:display-name="Título 9" style:family="paragraph" style:parent-style-name="Normal" style:next-style-name="Normal" style:default-outline-level="9">
      <style:paragraph-properties fo:text-align="justify" fo:margin-top="0.1666in" fo:margin-bottom="0.0416in" fo:line-height="0.1527in"/>
      <style:text-properties style:font-name="Arial" fo:font-style="italic" style:font-style-asian="italic" fo:font-size="9pt" style:font-size-asian="9pt" fo:hyphenate="false"/>
    </style:style>
    <style:style style:name="Normal" style:display-name="Normal" style:family="paragraph">
      <style:paragraph-properties fo:margin-bottom="0in" fo:line-height="0.1666in"/>
      <style:text-properties style:font-name="Times New Roman" style:font-name-asian="Times New Roman" fo:font-size="12pt" style:font-size-asian="12pt" style:font-size-complex="10pt" style:language-asian="es" style:country-asian="CR"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letter-kerning="true" fo:font-size="18pt" style:font-size-asian="18pt" style:font-size-complex="10pt" style:language-asian="es" style:country-asian="CR"/>
    </style:style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font-size="14pt" style:font-size-asian="14pt" style:font-size-complex="10pt" style:language-asian="es" style:country-asian="CR"/>
    </style:style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 style:language-asian="es" style:country-asian="CR"/>
    </style:style>
    <style:style style:name="Título4Car" style:display-name="Título 4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font-style="italic" style:font-style-asian="italic" style:font-size-complex="10pt" style:language-asian="es" style:country-asian="CR"/>
    </style:style>
    <style:style style:name="Título5Car" style:display-name="Título 5 Car" style:family="text" style:parent-style-name="Fuentedepárrafopredeter.">
      <style:text-properties style:font-name="Arial" style:font-name-asian="Times New Roman" style:font-name-complex="Times New Roman" style:font-size-complex="10pt" style:language-asian="es" style:country-asian="CR"/>
    </style:style>
    <style:style style:name="Título6Car" style:display-name="Título 6 Car" style:family="text" style:parent-style-name="Fuentedepárrafopredeter.">
      <style:text-properties style:font-name="Arial" style:font-name-asian="Times New Roman" style:font-name-complex="Times New Roman" fo:font-style="italic" style:font-style-asian="italic" style:font-size-complex="10pt" style:language-asian="es" style:country-asian="CR"/>
    </style:style>
    <style:style style:name="Título7Car" style:display-name="Título 7 Car" style:family="text" style:parent-style-name="Fuentedepárrafopredeter.">
      <style:text-properties style:font-name="Arial" style:font-name-asian="Times New Roman" style:font-name-complex="Times New Roman" fo:font-size="10pt" style:font-size-asian="10pt" style:font-size-complex="10pt" style:language-asian="es" style:country-asian="CR"/>
    </style:style>
    <style:style style:name="Título8Car" style:display-name="Título 8 Car" style:family="text" style:parent-style-name="Fuentedepárrafopredeter.">
      <style:text-properties style:font-name="Arial" style:font-name-asian="Times New Roman" style:font-name-complex="Times New Roman" fo:font-style="italic" style:font-style-asian="italic" fo:font-size="10pt" style:font-size-asian="10pt" style:font-size-complex="10pt" style:language-asian="es" style:country-asian="CR"/>
    </style:style>
    <style:style style:name="Título9Car" style:display-name="Título 9 Car" style:family="text" style:parent-style-name="Fuentedepárrafopredeter.">
      <style:text-properties style:font-name="Arial" style:font-name-asian="Times New Roman" style:font-name-complex="Times New Roman" fo:font-style="italic" style:font-style-asian="italic" fo:font-size="9pt" style:font-size-asian="9pt" style:font-size-complex="10pt" style:language-asian="es" style:country-asian="CR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font-weight="bold" style:font-weight-asian="bold" fo:font-style="italic" style:font-style-asian="italic" fo:font-size="10pt" style:font-size-asian="10pt" fo:hyphenate="false"/>
    </style:style>
    <style:style style:name="PiedepáginaCar" style:display-name="Pie de página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font-style="italic" style:font-style-asian="italic" fo:font-size="10pt" style:font-size-asian="10pt" style:font-size-complex="10pt" style:language-asian="es" style:country-asian="CR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font-weight="bold" style:font-weight-asian="bold" fo:font-style="italic" style:font-style-asian="italic" fo:font-size="10pt" style:font-size-asian="10pt" fo:hyphenate="false"/>
    </style:style>
    <style:style style:name="EncabezadoCar" style:display-name="Encabezado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font-style="italic" style:font-style-asian="italic" fo:font-size="10pt" style:font-size-asian="10pt" style:font-size-complex="10pt" style:language-asian="es" style:country-asian="CR"/>
    </style:style>
    <style:style style:name="TDC1" style:display-name="TDC 1" style:family="paragraph" style:parent-style-name="Normal" style:next-style-name="Normal">
      <style:paragraph-properties fo:text-align="justify" fo:margin-top="0.0416in" fo:line-height="0.1527in" fo:margin-left="0.25in" fo:text-indent="-0.25in">
        <style:tab-stops>
          <style:tab-stop style:type="left" style:position="0in"/>
          <style:tab-stop style:type="right" style:leader-style="dotted" style:leader-text="." style:position="6.25in"/>
        </style:tab-stops>
      </style:paragraph-properties>
      <style:text-properties fo:font-weight="bold" style:font-weight-asian="bold" fo:hyphenate="false"/>
    </style:style>
    <style:style style:name="TDC2" style:display-name="TDC 2" style:family="paragraph" style:parent-style-name="Normal" style:next-style-name="Normal">
      <style:paragraph-properties fo:text-align="justify" fo:line-height="0.1527in" fo:margin-left="0.1875in">
        <style:tab-stops>
          <style:tab-stop style:type="right" style:leader-style="dotted" style:leader-text="." style:position="6.3125in"/>
        </style:tab-stops>
      </style:paragraph-properties>
      <style:text-properties fo:font-size="11pt" style:font-size-asian="11pt" fo:hyphenate="false"/>
    </style:style>
    <style:style style:name="level4" style:display-name="level 4" style:family="paragraph" style:parent-style-name="Normal">
      <style:paragraph-properties fo:margin-top="0.0833in" fo:margin-bottom="0.0833in" fo:margin-left="0.8798in" fo:text-indent="-0.5in">
        <style:tab-stops/>
      </style:paragraph-properties>
      <style:text-properties fo:font-weight="bold" style:font-weight-asian="bold" fo:hyphenate="false"/>
    </style:style>
    <style:style style:name="Puesto" style:display-name="Puesto" style:family="paragraph" style:parent-style-name="Normal">
      <style:paragraph-properties fo:text-align="end" fo:margin-top="0.1666in" fo:margin-bottom="0.5in" fo:line-height="100%"/>
      <style:text-properties style:font-name="Arial" fo:font-weight="bold" style:font-weight-asian="bold" style:letter-kerning="true" fo:font-size="32pt" style:font-size-asian="32pt" fo:hyphenate="false"/>
    </style:style>
    <style:style style:name="PuestoCar" style:display-name="Puesto Car" style:family="text" style:parent-style-name="Fuentedepárrafopredeter.">
      <style:text-properties style:font-name="Arial" style:font-name-asian="Times New Roman" style:font-name-complex="Times New Roman" fo:font-weight="bold" style:font-weight-asian="bold" style:letter-kerning="true" fo:font-size="32pt" style:font-size-asian="32pt" style:font-size-complex="10pt" style:language-asian="es" style:country-asian="CR"/>
    </style:style>
    <style:style style:name="TOCEntry" style:display-name="TOCEntry" style:family="paragraph" style:parent-style-name="Normal">
      <style:paragraph-properties fo:keep-with-next="always" fo:keep-together="always" fo:margin-top="0.1666in" fo:margin-bottom="0.1666in" style:line-height-at-least="0.1666in"/>
      <style:text-properties fo:font-weight="bold" style:font-weight-asian="bold" fo:font-size="18pt" style:font-size-asian="18pt" fo:hyphenate="false"/>
    </style:style>
    <style:style style:name="ByLine" style:display-name="ByLine" style:family="paragraph" style:parent-style-name="Puesto">
      <style:text-properties fo:font-size="14pt" style:font-size-asian="14pt" fo:hyphenate="false"/>
    </style:style>
    <style:style style:name="ChangeHistoryTitle" style:display-name="ChangeHistory Title" style:family="paragraph" style:parent-style-name="Normal">
      <style:paragraph-properties fo:keep-with-next="always" fo:text-align="center" fo:margin-top="0.0416in" fo:margin-bottom="0.0416in" fo:line-height="100%"/>
      <style:text-properties style:font-name="Arial" fo:font-weight="bold" style:font-weight-asian="bold" fo:font-size="18pt" style:font-size-asian="18pt" fo:hyphenate="false"/>
    </style:style>
    <style:style style:name="line" style:display-name="line" style:family="paragraph" style:parent-style-name="Puesto">
      <style:paragraph-properties fo:border-top="0.0625in solid #000000" fo:border-left="none" fo:border-bottom="none" fo:border-right="none" fo:padding-top="0.0138in" fo:padding-left="0in" fo:padding-bottom="0in" fo:padding-right="0in" style:shadow="none" fo:margin-bottom="0in"/>
      <style:text-properties fo:font-size="20pt" style:font-size-asian="20pt" fo:hyphenate="false"/>
    </style:style>
    <style:style style:name="Lista" style:display-name="Lista" style:family="paragraph" style:parent-style-name="Normal">
      <style:paragraph-properties fo:margin-left="1in" fo:text-indent="-0.625in">
        <style:tab-stops/>
      </style:paragraph-properties>
      <style:text-properties fo:hyphenate="false"/>
    </style:style>
    <style:style style:name="numlist" style:display-name="num list" style:family="paragraph" style:parent-style-name="Normal" style:list-style-name="LFO2">
      <style:text-properties fo:hyphenate="false"/>
    </style:style>
    <style:style style:name="box" style:display-name="box" style:family="paragraph" style:parent-style-name="Normal">
      <style:paragraph-properties fo:text-align="center"/>
      <style:text-properties style:font-name="Arial" fo:hyphenate="false"/>
    </style:style>
    <style:style style:name="flow" style:display-name="flow" style:family="paragraph" style:parent-style-name="Normal">
      <style:paragraph-properties fo:text-align="center" fo:line-height="0.1388in"/>
      <style:text-properties style:font-name="Arial" fo:font-size="10pt" style:font-size-asian="10pt" fo:hyphenate="false"/>
    </style:style>
    <style:style style:name="FigNum" style:display-name="Fig Num" style:family="paragraph" style:parent-style-name="Normal" style:next-style-name="Descripción">
      <style:paragraph-properties fo:keep-with-next="always" fo:line-height="100%"/>
      <style:text-properties style:font-name="Arial" fo:font-weight="bold" style:font-weight-asian="bold" fo:hyphenate="false"/>
    </style:style>
    <style:style style:name="Descripción" style:display-name="Descripción" style:family="paragraph" style:parent-style-name="Normal" style:next-style-name="Normal">
      <style:paragraph-properties fo:margin-bottom="0.0833in" fo:line-height="150%"/>
      <style:text-properties fo:font-style="italic" style:font-style-asian="italic" fo:hyphenate="false"/>
    </style:style>
    <style:style style:name="Lista2" style:display-name="Lista 2" style:family="paragraph" style:parent-style-name="Normal">
      <style:paragraph-properties fo:margin-left="1.25in" fo:text-indent="-0.875in">
        <style:tab-stops/>
      </style:paragraph-properties>
      <style:text-properties fo:hyphenate="false"/>
    </style:style>
    <style:style style:name="level4text" style:display-name="level 4 text" style:family="paragraph" style:parent-style-name="level4">
      <style:paragraph-properties fo:margin-top="0in" fo:margin-bottom="0in" fo:text-indent="0in"/>
      <style:text-properties fo:font-weight="normal" style:font-weight-asian="normal" fo:hyphenate="false"/>
    </style:style>
    <style:style style:name="req" style:display-name="req" style:family="paragraph" style:parent-style-name="level4text">
      <style:paragraph-properties fo:margin-top="0.0277in" fo:margin-bottom="0.0277in" fo:margin-left="1.7375in" fo:text-indent="-1.7375in">
        <style:tab-stops/>
      </style:paragraph-properties>
      <style:text-properties fo:hyphenate="false"/>
    </style:style>
    <style:style style:name="stimulus" style:display-name="stimulus" style:family="paragraph" style:parent-style-name="req">
      <style:paragraph-properties fo:margin-left="1.8673in" fo:text-indent="-0.9923in">
        <style:tab-stops/>
      </style:paragraph-properties>
      <style:text-properties fo:hyphenate="false"/>
    </style:style>
    <style:style style:name="qualityattribute" style:display-name="quality attribute" style:family="paragraph" style:parent-style-name="Normal">
      <style:paragraph-properties fo:margin-left="1.0625in" fo:text-indent="-1.0625in">
        <style:tab-stops/>
      </style:paragraph-properties>
      <style:text-properties fo:hyphenate="false"/>
    </style:style>
    <style:style style:name="std" style:display-name="std" style:family="paragraph" style:parent-style-name="Normal">
      <style:text-properties fo:hyphenate="false"/>
    </style:style>
    <style:style style:name="label" style:display-name="label" style:family="paragraph" style:parent-style-name="Normal">
      <style:text-properties style:font-name="Arial" fo:font-size="10pt" style:font-size-asian="10pt" fo:hyphenate="false"/>
    </style:style>
    <style:style style:name="cardinality" style:display-name="cardinality" style:family="paragraph" style:parent-style-name="Normal">
      <style:text-properties style:font-name="Arial" fo:font-size="11pt" style:font-size-asian="11pt" fo:hyphenate="false"/>
    </style:style>
    <style:style style:name="hps" style:display-name="hps" style:family="text"/>
    <style:style style:name="short_text" style:display-name="short_text" style:family="text"/>
    <text:list-style style:name="LFO2" style:display-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Arial" style:font-name-asian="Times New Roman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24" svg:viewBox="0 0 20 30" svg:d="m10 0-10 30h20z"/>
    <draw:marker draw:name="a32" svg:viewBox="0 0 20 30" svg:d="m10 0-10 30h20z"/>
    <draw:marker draw:name="a34" svg:viewBox="0 0 20 30" svg:d="m10 0-10 30h20z"/>
    <draw:marker draw:name="a40" svg:viewBox="0 0 20 30" svg:d="m10 0-10 30h20z"/>
    <draw:marker draw:name="a36" svg:viewBox="0 0 20 30" svg:d="m10 0-10 30h20z"/>
    <draw:marker draw:name="a38" svg:viewBox="0 0 20 30" svg:d="m10 0-10 30h20z"/>
    <draw:marker draw:name="a45" svg:viewBox="0 0 20 30" svg:d="m10 0-10 30h20z"/>
    <draw:marker draw:name="a61" svg:viewBox="0 0 20 30" svg:d="m10 0-10 30h20z"/>
    <draw:marker draw:name="a56" svg:viewBox="0 0 20 30" svg:d="m10 0-10 30h20z"/>
    <draw:marker draw:name="a63" svg:viewBox="0 0 20 30" svg:d="m10 0-10 30h20z"/>
    <draw:marker draw:name="a65" svg:viewBox="0 0 20 30" svg:d="m10 0-10 30h20z"/>
    <draw:marker draw:name="a68" svg:viewBox="0 0 20 30" svg:d="m10 0-10 30h20z"/>
  </office:style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Piedepágina" style:family="paragraph">
      <style:paragraph-properties fo:text-align="center"/>
    </style:style>
    <style:style style:name="T3" style:parent-style-name="Fuentedepárrafopredeter." style:family="text">
      <style:text-properties fo:font-weight="normal" style:font-weight-asian="normal" fo:font-style="normal" style:font-style-asian="normal" fo:font-size="11pt" style:font-size-asian="11pt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9" style:parent-style-name="Encabezado" style:family="paragraph">
      <style:paragraph-properties>
        <style:tab-stops>
          <style:tab-stop style:type="right" style:position="6.5in"/>
        </style:tab-stops>
      </style:paragraph-properties>
    </style:style>
    <style:style style:name="P10" style:parent-style-name="Piedepágina" style:family="paragraph">
      <style:paragraph-properties fo:text-align="center"/>
    </style:style>
    <style:style style:name="T11" style:parent-style-name="Fuentedepárrafopredeter." style:family="text">
      <style:text-properties fo:font-weight="normal" style:font-weight-asian="normal" fo:font-style="normal" style:font-style-asian="normal" fo:font-size="11pt" style:font-size-asian="11pt"/>
    </style:style>
    <style:page-layout style:name="PL2">
      <style:page-layout-properties fo:page-width="8.5in" fo:page-height="11in" style:print-orientation="portrait" fo:margin-top="0.5in" fo:margin-left="0.9in" fo:margin-bottom="0.5in" fo:margin-right="0.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81" style:parent-style-name="Encabezado" style:family="paragraph">
      <style:paragraph-properties>
        <style:tab-stops>
          <style:tab-stop style:type="right" style:position="6.6875in"/>
        </style:tab-stops>
      </style:paragraph-properties>
    </style:style>
    <style:style style:name="P82" style:parent-style-name="Piedepágina" style:family="paragraph">
      <style:paragraph-properties fo:text-align="center"/>
    </style:style>
    <style:style style:name="T83" style:parent-style-name="Fuentedepárrafopredeter." style:family="text">
      <style:text-properties fo:font-weight="normal" style:font-weight-asian="normal" fo:font-style="normal" style:font-style-asian="normal" fo:font-size="11pt" style:font-size-asian="11pt"/>
    </style:style>
  </office:automatic-styles>
  <office:master-styles>
    <style:master-page style:name="MP0" style:page-layout-name="PL0">
      <style:footer>
        <text:p text:style-name="P2"><text:span text:style-name="T3">Copyright © 2002 by Karl E. Wiegers. All Rights Reserved.</text:span></text:p>
      </style:footer>
    </style:master-page>
    <style:master-page style:name="MP1" style:page-layout-name="PL1">
      <style:header>
        <text:p text:style-name="P9">Requerimientos de software – Sistema de facturación e inventario<text:tab/>Page<text:s/><text:page-number text:fixed="false">ii</text:page-number></text:p>
      </style:header>
      <style:footer>
        <text:p text:style-name="P10"><text:span text:style-name="T11">Copyright © 2002 by Karl E. Wiegers. All Rights Reserved.</text:span></text:p>
      </style:footer>
    </style:master-page>
    <style:master-page style:name="MP2" style:page-layout-name="PL2">
      <style:header>
        <text:p text:style-name="P81">Requerimientos de software – Sistema de facturación e inventario<text:tab/>Page<text:s/><text:page-number text:fixed="false">10</text:page-number></text:p>
      </style:header>
      <style:footer>
        <text:p text:style-name="P82"><text:span text:style-name="T83">Copyright © 2002 by Karl E. Wiegers. All Rights Reserved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uard</meta:initial-creator>
    <dc:creator>Anuard</dc:creator>
    <meta:creation-date>2015-06-09T18:26:00Z</meta:creation-date>
    <dc:date>2015-06-09T19:45:00Z</dc:date>
    <meta:template xlink:href="Normal" xlink:type="simple"/>
    <meta:editing-cycles>3</meta:editing-cycles>
    <meta:editing-duration>PT180S</meta:editing-duration>
    <meta:document-statistic meta:page-count="12" meta:paragraph-count="28" meta:word-count="2201" meta:character-count="14283" meta:row-count="100" meta:non-whitespace-character-count="12110"/>
  </office:meta>
</office:document-meta>
</file>